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2.154cm"/>
    </style:style>
    <style:style style:name="co4" style:family="table-column">
      <style:table-column-properties fo:break-before="auto" style:column-width="3.999cm"/>
    </style:style>
    <style:style style:name="co5" style:family="table-column">
      <style:table-column-properties fo:break-before="auto" style:column-width="5.091cm"/>
    </style:style>
    <style:style style:name="co6" style:family="table-column">
      <style:table-column-properties fo:break-before="auto" style:column-width="5.062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 style:data-style-name="N11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7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5" style:family="table-cell" style:parent-style-name="Default">
      <style:table-cell-properties fo:background-color="transparent" fo:padding="0.071cm"/>
    </style:style>
  </office:automatic-styles>
  <office:body>
    <office:spreadsheet>
      <table:table table:name="1809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1" table:default-cell-style-name="ce12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Numéro de ligne</text:p>
          </table:table-cell>
          <table:table-cell table:style-name="ce1" office:value-type="string" calcext:value-type="string">
            <text:p>Nom opérateur/trice</text:p>
          </table:table-cell>
          <table:table-cell table:style-name="ce1" office:value-type="string" calcext:value-type="string">
            <text:p>Année</text:p>
          </table:table-cell>
          <table:table-cell table:style-name="ce7" office:value-type="string" calcext:value-type="string">
            <text:p>Exportations/Importations</text:p>
          </table:table-cell>
          <table:table-cell table:style-name="ce7" office:value-type="string" calcext:value-type="string">
            <text:p>Pays d'origine</text:p>
          </table:table-cell>
          <table:table-cell table:style-name="ce7" office:value-type="string" calcext:value-type="string">
            <text:p>Familles de marchandises</text:p>
          </table:table-cell>
          <table:table-cell table:style-name="ce7" office:value-type="string" calcext:value-type="string">
            <text:p>Nom de la marchandise</text:p>
          </table:table-cell>
          <table:table-cell office:value-type="string" calcext:value-type="string">
            <text:p>Quantités marchandises</text:p>
          </table:table-cell>
          <table:table-cell table:style-name="ce1" office:value-type="string" calcext:value-type="string">
            <text:p>Remarques</text:p>
          </table:table-cell>
          <table:table-cell table:style-name="ce15"/>
          <table:table-cell table:number-columns-repeated="1014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Légumes</text:p>
          </table:table-cell>
          <table:table-cell office:value-type="float" office:value="4700" calcext:value-type="float">
            <text:p>4 7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2" office:value-type="string" calcext:value-type="string">
            <text:p>Bestiaux en bœufs, vaches porcs, moutons</text:p>
          </table:table-cell>
          <table:table-cell office:value-type="float" office:value="32300" calcext:value-type="float">
            <text:p>32 3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2" office:value-type="string" calcext:value-type="string">
            <text:p>Fromage</text:p>
          </table:table-cell>
          <table:table-cell office:value-type="float" office:value="800" calcext:value-type="float">
            <text:p>8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Poissons de toute sorte</text:p>
          </table:table-cell>
          <table:table-cell office:value-type="float" office:value="108700" calcext:value-type="float">
            <text:p>108 7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Huile d'olive</text:p>
          </table:table-cell>
          <table:table-cell office:value-type="float" office:value="283200" calcext:value-type="float">
            <text:p>283 2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Fruits verts, en oranges et citrons</text:p>
          </table:table-cell>
          <table:table-cell office:value-type="float" office:value="2500" calcext:value-type="float">
            <text:p>2 5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Fruits secs, en amandes, figues et raisins</text:p>
          </table:table-cell>
          <table:table-cell office:value-type="float" office:value="3500" calcext:value-type="float">
            <text:p>3 500 <text:s text:c="2"/></text:p>
          </table:table-cell>
          <table:table-cell table:style-name="ce14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Vins</text:p>
          </table:table-cell>
          <table:table-cell office:value-type="float" office:value="30900" calcext:value-type="float">
            <text:p>30 900 <text:s text:c="2"/></text:p>
          </table:table-cell>
          <table:table-cell table:style-name="ce14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Provisions diverses</text:p>
          </table:table-cell>
          <table:table-cell office:value-type="float" office:value="16800" calcext:value-type="float">
            <text:p>16 800 <text:s text:c="2"/></text:p>
          </table:table-cell>
          <table:table-cell table:style-name="ce14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Cacao</text:p>
          </table:table-cell>
          <table:table-cell office:value-type="float" office:value="78000" calcext:value-type="float">
            <text:p>78 000 <text:s text:c="2"/></text:p>
          </table:table-cell>
          <table:table-cell table:style-name="ce14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Café</text:p>
          </table:table-cell>
          <table:table-cell office:value-type="float" office:value="1845200" calcext:value-type="float">
            <text:p>1 845 200 <text:s text:c="2"/></text:p>
          </table:table-cell>
          <table:table-cell table:style-name="ce13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Sucre</text:p>
          </table:table-cell>
          <table:table-cell office:value-type="float" office:value="338800" calcext:value-type="float">
            <text:p>338 800 <text:s text:c="2"/></text:p>
          </table:table-cell>
          <table:table-cell table:style-name="ce14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Poivre</text:p>
          </table:table-cell>
          <table:table-cell office:value-type="float" office:value="1100" calcext:value-type="float">
            <text:p>1 100 <text:s text:c="2"/></text:p>
          </table:table-cell>
          <table:table-cell table:style-name="ce14"/>
          <table:table-cell table:style-name="ce2"/>
          <table:table-cell table:style-name="ce13"/>
          <table:table-cell table:style-name="ce2" table:number-columns-repeated="5"/>
          <table:table-cell table:number-columns-repeated="1008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Chanvre</text:p>
          </table:table-cell>
          <table:table-cell office:value-type="float" office:value="34100" calcext:value-type="float">
            <text:p>34 100 <text:s text:c="2"/></text:p>
          </table:table-cell>
          <table:table-cell table:style-name="ce2" table:number-columns-repeated="8"/>
          <table:table-cell table:number-columns-repeated="1008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Coton</text:p>
          </table:table-cell>
          <table:table-cell office:value-type="float" office:value="12033100" calcext:value-type="float">
            <text:p>12 03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Fil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Laine</text:p>
          </table:table-cell>
          <table:table-cell office:value-type="float" office:value="15138900" calcext:value-type="float">
            <text:p>15 13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table:style-name="ce2" office:value-type="string" calcext:value-type="string">
            <text:p>Subsistances</text:p>
          </table:table-cell>
          <table:table-cell table:style-name="ce11" office:value-type="string" calcext:value-type="string">
            <text:p>Soie et filosell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Bois divers</text:p>
          </table:table-cell>
          <table:table-cell office:value-type="float" office:value="12600" calcext:value-type="float">
            <text:p>1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Bois des îles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Soude</text:p>
          </table:table-cell>
          <table:table-cell office:value-type="float" office:value="351100" calcext:value-type="float">
            <text:p>35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Cuirs en poil</text:p>
          </table:table-cell>
          <table:table-cell office:value-type="float" office:value="201000" calcext:value-type="float">
            <text:p>20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Huile d'olive pour fabriques</text:p>
          </table:table-cell>
          <table:table-cell office:value-type="float" office:value="221300" calcext:value-type="float">
            <text:p>22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Huile de poisson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Soufre et salpêtre</text:p>
          </table:table-cell>
          <table:table-cell office:value-type="float" office:value="7500" calcext:value-type="float">
            <text:p>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Suif</text:p>
          </table:table-cell>
          <table:table-cell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Tabac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Liège en planche</text:p>
          </table:table-cell>
          <table:table-cell office:value-type="float" office:value="96800" calcext:value-type="float">
            <text:p>9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8"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Articles réunis</text:p>
          </table:table-cell>
          <table:table-cell office:value-type="float" office:value="28200" calcext:value-type="float">
            <text:p>2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Blé et autres grains, comestibl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Riz</text:p>
          </table:table-cell>
          <table:table-cell office:value-type="float" office:value="34500" calcext:value-type="float">
            <text:p>3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Farine et biscuit de mer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Légumes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Bestiaux en bœufs, vaches porcs, moutons</text:p>
          </table:table-cell>
          <table:table-cell office:value-type="float" office:value="1650700" calcext:value-type="float">
            <text:p>1 65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hairs salées</text:p>
          </table:table-cell>
          <table:table-cell office:value-type="float" office:value="77300" calcext:value-type="float">
            <text:p>7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Fromage</text:p>
          </table:table-cell>
          <table:table-cell office:value-type="float" office:value="5780600" calcext:value-type="float">
            <text:p>5 78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Poissons de toute sorte</text:p>
          </table:table-cell>
          <table:table-cell office:value-type="float" office:value="2254400" calcext:value-type="float">
            <text:p>2 25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Huile d'olive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Fruits verts, en oranges et citrons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Fruits secs, en amandes, figues et raisins</text:p>
          </table:table-cell>
          <table:table-cell office:value-type="float" office:value="109400" calcext:value-type="float">
            <text:p>10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Vins</text:p>
          </table:table-cell>
          <table:table-cell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Eaux-de-vie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Beurre</text:p>
          </table:table-cell>
          <table:table-cell office:value-type="float" office:value="81200" calcext:value-type="float">
            <text:p>8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hicorée moulue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Provisions diverses</text:p>
          </table:table-cell>
          <table:table-cell office:value-type="float" office:value="29900" calcext:value-type="float">
            <text:p>2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acao</text:p>
          </table:table-cell>
          <table:table-cell office:value-type="float" office:value="113500" calcext:value-type="float">
            <text:p>11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afé</text:p>
          </table:table-cell>
          <table:table-cell office:value-type="float" office:value="5260500" calcext:value-type="float">
            <text:p>5 26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Sucre</text:p>
          </table:table-cell>
          <table:table-cell office:value-type="float" office:value="1132300" calcext:value-type="float">
            <text:p>1 13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Thé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Liqueurs et sirop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Poivre</text:p>
          </table:table-cell>
          <table:table-cell office:value-type="float" office:value="309300" calcext:value-type="float">
            <text:p>30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anelle</text:p>
          </table:table-cell>
          <table:table-cell office:value-type="float" office:value="73300" calcext:value-type="float">
            <text:p>7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Girofle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Muscade</text:p>
          </table:table-cell>
          <table:table-cell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Epiceries diverses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hanvre</text:p>
          </table:table-cell>
          <table:table-cell office:value-type="float" office:value="29100" calcext:value-type="float">
            <text:p>2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Coton</text:p>
          </table:table-cell>
          <table:table-cell office:value-type="float" office:value="4411300" calcext:value-type="float">
            <text:p>4 41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Fil</text:p>
          </table:table-cell>
          <table:table-cell office:value-type="float" office:value="162700" calcext:value-type="float">
            <text:p>16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Laine</text:p>
          </table:table-cell>
          <table:table-cell office:value-type="float" office:value="1343800" calcext:value-type="float">
            <text:p>1 34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Lin</text:p>
          </table:table-cell>
          <table:table-cell office:value-type="float" office:value="174800" calcext:value-type="float">
            <text:p>17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Poil de chèvre, lièvre et lapin</text:p>
          </table:table-cell>
          <table:table-cell office:value-type="float" office:value="73800" calcext:value-type="float">
            <text:p>7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table:style-name="ce11" office:value-type="string" calcext:value-type="string">
            <text:p>Soie et filosell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Bois divers</text:p>
          </table:table-cell>
          <table:table-cell office:value-type="float" office:value="354900" calcext:value-type="float">
            <text:p>35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Bois des îles</text:p>
          </table:table-cell>
          <table:table-cell office:value-type="float" office:value="380400" calcext:value-type="float">
            <text:p>38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Cendres diverses</text:p>
          </table:table-cell>
          <table:table-cell office:value-type="float" office:value="473500" calcext:value-type="float">
            <text:p>47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Potasse, vedasses et gravelées</text:p>
          </table:table-cell>
          <table:table-cell office:value-type="float" office:value="3168800" calcext:value-type="float">
            <text:p>3 16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Graines diverses</text:p>
          </table:table-cell>
          <table:table-cell office:value-type="float" office:value="235600" calcext:value-type="float">
            <text:p>23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Cires blanche et jaune</text:p>
          </table:table-cell>
          <table:table-cell office:value-type="float" office:value="296900" calcext:value-type="float">
            <text:p>29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Cuirs en poil</text:p>
          </table:table-cell>
          <table:table-cell office:value-type="float" office:value="333500" calcext:value-type="float">
            <text:p>33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Huile d'olive pour fabriqu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Huile de poisson</text:p>
          </table:table-cell>
          <table:table-cell office:value-type="float" office:value="261600" calcext:value-type="float">
            <text:p>26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Soufre et salpêtr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Soie de porc et sanglier</text:p>
          </table:table-cell>
          <table:table-cell office:value-type="float" office:value="46500" calcext:value-type="float">
            <text:p>4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Baleine</text:p>
          </table:table-cell>
          <table:table-cell office:value-type="float" office:value="47900" calcext:value-type="float">
            <text:p>4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Tabacs</text:p>
          </table:table-cell>
          <table:table-cell office:value-type="float" office:value="102900" calcext:value-type="float">
            <text:p>10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Pierres et plâtre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Articles réunis</text:p>
          </table:table-cell>
          <table:table-cell office:value-type="float" office:value="113600" calcext:value-type="float">
            <text:p>11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table:style-name="ce11" office:value-type="string" calcext:value-type="string">
            <text:p>Charbon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16100" calcext:value-type="float">
            <text:p>1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6400" calcext:value-type="float">
            <text:p>2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5400" calcext:value-type="float">
            <text:p>4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 porcs, moutons</text:p>
          </table:table-cell>
          <table:table-cell office:value-type="float" office:value="1843500" calcext:value-type="float">
            <text:p>1 84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2200" calcext:value-type="float">
            <text:p>8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82800" calcext:value-type="float">
            <text:p>8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4700" calcext:value-type="float">
            <text:p>4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9200" calcext:value-type="float">
            <text:p>2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14200" calcext:value-type="float">
            <text:p>11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1200" calcext:value-type="float">
            <text:p>4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icorée moulue</text:p>
          </table:table-cell>
          <table:table-cell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41900" calcext:value-type="float">
            <text:p>4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2900" calcext:value-type="float">
            <text:p>2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726700" calcext:value-type="float">
            <text:p>2 72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74900" calcext:value-type="float">
            <text:p>37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69000" calcext:value-type="float">
            <text:p>3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361000" calcext:value-type="float">
            <text:p>36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25128100" calcext:value-type="float">
            <text:p>25 12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3305600" calcext:value-type="float">
            <text:p>3 30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9952200" calcext:value-type="float">
            <text:p>9 95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50100" calcext:value-type="float">
            <text:p>15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1133100" calcext:value-type="float">
            <text:p>1 13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538900" calcext:value-type="float">
            <text:p>2 53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29300" calcext:value-type="float">
            <text:p>2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526000" calcext:value-type="float">
            <text:p>2 5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oudron</text:p>
          </table:table-cell>
          <table:table-cell office:value-type="float" office:value="96300" calcext:value-type="float">
            <text:p>9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78500" calcext:value-type="float">
            <text:p>37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17400" calcext:value-type="float">
            <text:p>11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05500" calcext:value-type="float">
            <text:p>70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69100" calcext:value-type="float">
            <text:p>6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41200" calcext:value-type="float">
            <text:p>4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44100" calcext:value-type="float">
            <text:p>14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58500" calcext:value-type="float">
            <text:p>15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et plâtre</text:p>
          </table:table-cell>
          <table:table-cell office:value-type="float" office:value="592200" calcext:value-type="float">
            <text:p>59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139700" calcext:value-type="float">
            <text:p>13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13300" calcext:value-type="float">
            <text:p>11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88600" calcext:value-type="float">
            <text:p>8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iz</text:p>
          </table:table-cell>
          <table:table-cell office:value-type="float" office:value="34600" calcext:value-type="float">
            <text:p>3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égum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estiaux en bœufs, vaches porcs, moutons</text:p>
          </table:table-cell>
          <table:table-cell office:value-type="float" office:value="212500" calcext:value-type="float">
            <text:p>21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irs salé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romage</text:p>
          </table:table-cell>
          <table:table-cell office:value-type="float" office:value="2151400" calcext:value-type="float">
            <text:p>2 15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46300" calcext:value-type="float">
            <text:p>4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in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rovisions diverses</text:p>
          </table:table-cell>
          <table:table-cell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afé</text:p>
          </table:table-cell>
          <table:table-cell office:value-type="float" office:value="206200" calcext:value-type="float">
            <text:p>20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hé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queurs et sirops</text:p>
          </table:table-cell>
          <table:table-cell office:value-type="float" office:value="294400" calcext:value-type="float">
            <text:p>29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Epiceries diverse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nvr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ton</text:p>
          </table:table-cell>
          <table:table-cell office:value-type="float" office:value="8414700" calcext:value-type="float">
            <text:p>8 41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Fil</text:p>
          </table:table-cell>
          <table:table-cell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aine</text:p>
          </table:table-cell>
          <table:table-cell office:value-type="float" office:value="895900" calcext:value-type="float">
            <text:p>89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21800" calcext:value-type="float">
            <text:p>2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et filoselle</text:p>
          </table:table-cell>
          <table:table-cell office:value-type="float" office:value="749500" calcext:value-type="float">
            <text:p>74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81500" calcext:value-type="float">
            <text:p>18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78500" calcext:value-type="float">
            <text:p>27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1600" calcext:value-type="float">
            <text:p>5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et plâtre</text:p>
          </table:table-cell>
          <table:table-cell office:value-type="float" office:value="37700" calcext:value-type="float">
            <text:p>3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38400" calcext:value-type="float">
            <text:p>3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300" calcext:value-type="float">
            <text:p>5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4400" calcext:value-type="float">
            <text:p>2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5300" calcext:value-type="float">
            <text:p>2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65000" calcext:value-type="float">
            <text:p>7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965600" calcext:value-type="float">
            <text:p>96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04700" calcext:value-type="float">
            <text:p>10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82900" calcext:value-type="float">
            <text:p>28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88100" calcext:value-type="float">
            <text:p>8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79800" calcext:value-type="float">
            <text:p>7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258000" calcext:value-type="float">
            <text:p>25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169500" calcext:value-type="float">
            <text:p>3 16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8100" calcext:value-type="float">
            <text:p>4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65800" calcext:value-type="float">
            <text:p>6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84500" calcext:value-type="float">
            <text:p>8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3000" calcext:value-type="float">
            <text:p>4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50200" calcext:value-type="float">
            <text:p>5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2600" calcext:value-type="float">
            <text:p>1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12900" calcext:value-type="float">
            <text:p>11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1200" calcext:value-type="float">
            <text:p>2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0100" calcext:value-type="float">
            <text:p>4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12200" calcext:value-type="float">
            <text:p>41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65700" calcext:value-type="float">
            <text:p>6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68000" calcext:value-type="float">
            <text:p>6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78800" calcext:value-type="float">
            <text:p>7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1700" calcext:value-type="float">
            <text:p>1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0000" calcext:value-type="float">
            <text:p>1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12100" calcext:value-type="float">
            <text:p>31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723500" calcext:value-type="float">
            <text:p>1 72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35200" calcext:value-type="float">
            <text:p>23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7300" calcext:value-type="float">
            <text:p>4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916600" calcext:value-type="float">
            <text:p>91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4772800" calcext:value-type="float">
            <text:p>4 77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77900" calcext:value-type="float">
            <text:p>7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969900" calcext:value-type="float">
            <text:p>1 96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21600" calcext:value-type="float">
            <text:p>2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537500" calcext:value-type="float">
            <text:p>53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85000" calcext:value-type="float">
            <text:p>28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44900" calcext:value-type="float">
            <text:p>34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rail brut</text:p>
          </table:table-cell>
          <table:table-cell office:value-type="float" office:value="47000" calcext:value-type="float">
            <text:p>4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01500" calcext:value-type="float">
            <text:p>10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405400" calcext:value-type="float">
            <text:p>40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oudron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5200" calcext:value-type="float">
            <text:p>2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2100" calcext:value-type="float">
            <text:p>1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478900" calcext:value-type="float">
            <text:p>47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iffons</text:p>
          </table:table-cell>
          <table:table-cell office:value-type="float" office:value="33600" calcext:value-type="float">
            <text:p>3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8500" calcext:value-type="float">
            <text:p>16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68500" calcext:value-type="float">
            <text:p>16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212900" calcext:value-type="float">
            <text:p>21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40400" calcext:value-type="float">
            <text:p>4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et plâtre</text:p>
          </table:table-cell>
          <table:table-cell office:value-type="float" office:value="31500" calcext:value-type="float">
            <text:p>3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6300" calcext:value-type="float">
            <text:p>8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5885100" calcext:value-type="float">
            <text:p>5 88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40200" calcext:value-type="float">
            <text:p>44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 porcs, moutons</text:p>
          </table:table-cell>
          <table:table-cell office:value-type="float" office:value="72300" calcext:value-type="float">
            <text:p>7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1900" calcext:value-type="float">
            <text:p>3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327700" calcext:value-type="float">
            <text:p>1 32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88100" calcext:value-type="float">
            <text:p>38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209900" calcext:value-type="float">
            <text:p>20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28300" calcext:value-type="float">
            <text:p>2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4740100" calcext:value-type="float">
            <text:p>4 74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8521200" calcext:value-type="float">
            <text:p>8 52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412600" calcext:value-type="float">
            <text:p>41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327000" calcext:value-type="float">
            <text:p>1 3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1649900" calcext:value-type="float">
            <text:p>1 64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5928500" calcext:value-type="float">
            <text:p>5 92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8500" calcext:value-type="float">
            <text:p>13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38100" calcext:value-type="float">
            <text:p>3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42200" calcext:value-type="float">
            <text:p>4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540400" calcext:value-type="float">
            <text:p>54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46200" calcext:value-type="float">
            <text:p>4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46400" calcext:value-type="float">
            <text:p>4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349300" calcext:value-type="float">
            <text:p>34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iffons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70200" calcext:value-type="float">
            <text:p>7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31100" calcext:value-type="float">
            <text:p>13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933400" calcext:value-type="float">
            <text:p>93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44000" calcext:value-type="float">
            <text:p>54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et plâtre</text:p>
          </table:table-cell>
          <table:table-cell office:value-type="float" office:value="71100" calcext:value-type="float">
            <text:p>7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4300" calcext:value-type="float">
            <text:p>3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105200" calcext:value-type="float">
            <text:p>10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8000" calcext:value-type="float">
            <text:p>7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117700" calcext:value-type="float">
            <text:p>11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4891100" calcext:value-type="float">
            <text:p>4 89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304700" calcext:value-type="float">
            <text:p>30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rail brut</text:p>
          </table:table-cell>
          <table:table-cell office:value-type="float" office:value="87200" calcext:value-type="float">
            <text:p>8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2250200" calcext:value-type="float">
            <text:p>2 25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oudron</text:p>
          </table:table-cell>
          <table:table-cell office:value-type="float" office:value="104800" calcext:value-type="float">
            <text:p>10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08800" calcext:value-type="float">
            <text:p>10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3100" calcext:value-type="float">
            <text:p>16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56400" calcext:value-type="float">
            <text:p>35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ents d'éléphant</text:p>
          </table:table-cell>
          <table:table-cell office:value-type="float" office:value="45100" calcext:value-type="float">
            <text:p>4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4900" calcext:value-type="float">
            <text:p>3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68900" calcext:value-type="float">
            <text:p>6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62100" calcext:value-type="float">
            <text:p>6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8900" calcext:value-type="float">
            <text:p>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400700" calcext:value-type="float">
            <text:p>40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5300" calcext:value-type="float">
            <text:p>15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205600" calcext:value-type="float">
            <text:p>20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72100" calcext:value-type="float">
            <text:p>17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oudron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iffons</text:p>
          </table:table-cell>
          <table:table-cell office:value-type="float" office:value="55200" calcext:value-type="float">
            <text:p>5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2973900" calcext:value-type="float">
            <text:p>2 97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8100" calcext:value-type="float">
            <text:p>5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ierres et plâtre</text:p>
          </table:table-cell>
          <table:table-cell office:value-type="float" office:value="18400" calcext:value-type="float">
            <text:p>1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9700" calcext:value-type="float">
            <text:p>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49700" calcext:value-type="float">
            <text:p>34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20800" calcext:value-type="float">
            <text:p>2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table:style-name="ce9"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113600" calcext:value-type="float">
            <text:p>11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50900" calcext:value-type="float">
            <text:p>5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34300" calcext:value-type="float">
            <text:p>3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61600" calcext:value-type="float">
            <text:p>6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67500" calcext:value-type="float">
            <text:p>6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 porcs, moutons</text:p>
          </table:table-cell>
          <table:table-cell office:value-type="float" office:value="508100" calcext:value-type="float">
            <text:p>50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155700" calcext:value-type="float">
            <text:p>15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6500" calcext:value-type="float">
            <text:p>5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21700" calcext:value-type="float">
            <text:p>2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24600" calcext:value-type="float">
            <text:p>2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917100" calcext:value-type="float">
            <text:p>91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44100" calcext:value-type="float">
            <text:p>4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48700" calcext:value-type="float">
            <text:p>14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endres diverses</text:p>
          </table:table-cell>
          <table:table-cell office:value-type="float" office:value="186700" calcext:value-type="float">
            <text:p>18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021100" calcext:value-type="float">
            <text:p>1 02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iffon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386400" calcext:value-type="float">
            <text:p>38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82600" calcext:value-type="float">
            <text:p>8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s, comestibles</text:p>
          </table:table-cell>
          <table:table-cell office:value-type="float" office:value="86500" calcext:value-type="float">
            <text:p>8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Riz</text:p>
          </table:table-cell>
          <table:table-cell office:value-type="float" office:value="465100" calcext:value-type="float">
            <text:p>46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biscuit de mer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0500" calcext:value-type="float">
            <text:p>5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verts, en oranges et citrons</text:p>
          </table:table-cell>
          <table:table-cell office:value-type="float" office:value="154800" calcext:value-type="float">
            <text:p>15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secs, en amandes, figues et raisins</text:p>
          </table:table-cell>
          <table:table-cell office:value-type="float" office:value="506800" calcext:value-type="float">
            <text:p>50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40300" calcext:value-type="float">
            <text:p>54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95700" calcext:value-type="float">
            <text:p>9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91500" calcext:value-type="float">
            <text:p>9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urre</text:p>
          </table:table-cell>
          <table:table-cell office:value-type="float" office:value="478900" calcext:value-type="float">
            <text:p>478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14400" calcext:value-type="float">
            <text:p>1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292300" calcext:value-type="float">
            <text:p>29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856000" calcext:value-type="float">
            <text:p>4 85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411500" calcext:value-type="float">
            <text:p>3 41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64300" calcext:value-type="float">
            <text:p>16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72700" calcext:value-type="float">
            <text:p>7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vre</text:p>
          </table:table-cell>
          <table:table-cell office:value-type="float" office:value="34600" calcext:value-type="float">
            <text:p>3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uscade</text:p>
          </table:table-cell>
          <table:table-cell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 divers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nvre</text:p>
          </table:table-cell>
          <table:table-cell office:value-type="float" office:value="404500" calcext:value-type="float">
            <text:p>40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3689200" calcext:value-type="float">
            <text:p>3 68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484200" calcext:value-type="float">
            <text:p>48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n</text:p>
          </table:table-cell>
          <table:table-cell office:value-type="float" office:value="33700" calcext:value-type="float">
            <text:p>3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l de chèvre, lièvre et lapi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 et filoselle</text:p>
          </table:table-cell>
          <table:table-cell office:value-type="float" office:value="85500" calcext:value-type="float">
            <text:p>8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6700" calcext:value-type="float">
            <text:p>9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es îles</text:p>
          </table:table-cell>
          <table:table-cell office:value-type="float" office:value="749100" calcext:value-type="float">
            <text:p>74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Potasse, vedasses et gravelées</text:p>
          </table:table-cell>
          <table:table-cell office:value-type="float" office:value="31600" calcext:value-type="float">
            <text:p>3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de</text:p>
          </table:table-cell>
          <table:table-cell office:value-type="float" office:value="1876700" calcext:value-type="float">
            <text:p>1 87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oudron</text:p>
          </table:table-cell>
          <table:table-cell office:value-type="float" office:value="104400" calcext:value-type="float">
            <text:p>10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55900" calcext:value-type="float">
            <text:p>5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blanche et jaune</text:p>
          </table:table-cell>
          <table:table-cell office:value-type="float" office:value="119900" calcext:value-type="float">
            <text:p>11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iffon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en poil</text:p>
          </table:table-cell>
          <table:table-cell office:value-type="float" office:value="55900" calcext:value-type="float">
            <text:p>5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'olive pour fabriques</text:p>
          </table:table-cell>
          <table:table-cell office:value-type="float" office:value="1307800" calcext:value-type="float">
            <text:p>1 30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poisson</text:p>
          </table:table-cell>
          <table:table-cell office:value-type="float" office:value="157400" calcext:value-type="float">
            <text:p>15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ufre et salpêtre</text:p>
          </table:table-cell>
          <table:table-cell office:value-type="float" office:value="30400" calcext:value-type="float">
            <text:p>3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uif</text:p>
          </table:table-cell>
          <table:table-cell office:value-type="float" office:value="28700" calcext:value-type="float">
            <text:p>2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oie de porc et sanglier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aleine</text:p>
          </table:table-cell>
          <table:table-cell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97000" calcext:value-type="float">
            <text:p>79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ège en planche</text:p>
          </table:table-cell>
          <table:table-cell office:value-type="float" office:value="23600" calcext:value-type="float">
            <text:p>2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oublon</text:p>
          </table:table-cell>
          <table:table-cell office:value-type="float" office:value="47200" calcext:value-type="float">
            <text:p>4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500" calcext:value-type="float">
            <text:p>2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</text:p>
          </table:table-cell>
          <table:table-cell office:value-type="float" office:value="52700" calcext:value-type="float">
            <text:p>5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iverse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235200" calcext:value-type="float">
            <text:p>23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35000" calcext:value-type="float">
            <text:p>2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 et sirops</text:p>
          </table:table-cell>
          <table:table-cell office:value-type="float" office:value="18700" calcext:value-type="float">
            <text:p>1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62700" calcext:value-type="float">
            <text:p>16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oudron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5300" calcext:value-type="float">
            <text:p>40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38400" calcext:value-type="float">
            <text:p>538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89700" calcext:value-type="float">
            <text:p>8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Particulièrement en chevaux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0700" calcext:value-type="float">
            <text:p>8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93700" calcext:value-type="float">
            <text:p>59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45400" calcext:value-type="float">
            <text:p>4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25400" calcext:value-type="float">
            <text:p>32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49700" calcext:value-type="float">
            <text:p>14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326800" calcext:value-type="float">
            <text:p>32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8200" calcext:value-type="float">
            <text:p>8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661500" calcext:value-type="float">
            <text:p>1 66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72900" calcext:value-type="float">
            <text:p>17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til de grain et vermillon</text:p>
          </table:table-cell>
          <table:table-cell office:value-type="float" office:value="75500" calcext:value-type="float">
            <text:p>7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017000" calcext:value-type="float">
            <text:p>1 0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961800" calcext:value-type="float">
            <text:p>96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01900" calcext:value-type="float">
            <text:p>20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76400" calcext:value-type="float">
            <text:p>7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197600" calcext:value-type="float">
            <text:p>19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73700" calcext:value-type="float">
            <text:p>7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Particulièrement en chevaux</text:p>
          </table:table-cell>
          <table:table-cell office:value-type="float" office:value="695700" calcext:value-type="float">
            <text:p>69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829800" calcext:value-type="float">
            <text:p>82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07800" calcext:value-type="float">
            <text:p>10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836300" calcext:value-type="float">
            <text:p>83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358800" calcext:value-type="float">
            <text:p>358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5000" calcext:value-type="float">
            <text:p>3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46400" calcext:value-type="float">
            <text:p>14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7800" calcext:value-type="float">
            <text:p>2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38700" calcext:value-type="float">
            <text:p>3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89400" calcext:value-type="float">
            <text:p>18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1600" calcext:value-type="float">
            <text:p>3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98600" calcext:value-type="float">
            <text:p>9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19100" calcext:value-type="float">
            <text:p>11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89700" calcext:value-type="float">
            <text:p>18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5600" calcext:value-type="float">
            <text:p>4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ssences</text:p>
          </table:table-cell>
          <table:table-cell office:value-type="float" office:value="34200" calcext:value-type="float">
            <text:p>3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91800" calcext:value-type="float">
            <text:p>9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63000" calcext:value-type="float">
            <text:p>6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56100" calcext:value-type="float">
            <text:p>5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tuiles et verrerie</text:p>
          </table:table-cell>
          <table:table-cell office:value-type="float" office:value="118600" calcext:value-type="float">
            <text:p>11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office:value-type="float" office:value="66600" calcext:value-type="float">
            <text:p>6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2600" calcext:value-type="float">
            <text:p>10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607900" calcext:value-type="float">
            <text:p>1 60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37900" calcext:value-type="float">
            <text:p>3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136500" calcext:value-type="float">
            <text:p>13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459800" calcext:value-type="float">
            <text:p>45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126700" calcext:value-type="float">
            <text:p>12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7300" calcext:value-type="float">
            <text:p>12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55700" calcext:value-type="float">
            <text:p>5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x</text:p>
          </table:table-cell>
          <table:table-cell office:value-type="float" office:value="36700" calcext:value-type="float">
            <text:p>3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50300" calcext:value-type="float">
            <text:p>5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rayons</text:p>
          </table:table-cell>
          <table:table-cell office:value-type="float" office:value="105600" calcext:value-type="float">
            <text:p>10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 et graine jaune</text:p>
          </table:table-cell>
          <table:table-cell office:value-type="float" office:value="141500" calcext:value-type="float">
            <text:p>14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81500" calcext:value-type="float">
            <text:p>18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Particulièrement en chevaux</text:p>
          </table:table-cell>
          <table:table-cell office:value-type="float" office:value="1995400" calcext:value-type="float">
            <text:p>1 99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594400" calcext:value-type="float">
            <text:p>2 59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19200" calcext:value-type="float">
            <text:p>21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2661500" calcext:value-type="float">
            <text:p>2 66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84500" calcext:value-type="float">
            <text:p>184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967900" calcext:value-type="float">
            <text:p>96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79700" calcext:value-type="float">
            <text:p>7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5400" calcext:value-type="float">
            <text:p>25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18300" calcext:value-type="float">
            <text:p>1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653100" calcext:value-type="float">
            <text:p>65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2420000" calcext:value-type="float">
            <text:p>2 42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3502000" calcext:value-type="float">
            <text:p>3 50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60100" calcext:value-type="float">
            <text:p>6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074600" calcext:value-type="float">
            <text:p>1 07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427000" calcext:value-type="float">
            <text:p>3 4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03700" calcext:value-type="float">
            <text:p>80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office:value-type="float" office:value="51600" calcext:value-type="float">
            <text:p>5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83700" calcext:value-type="float">
            <text:p>8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34200" calcext:value-type="float">
            <text:p>134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69000" calcext:value-type="float">
            <text:p>36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97100" calcext:value-type="float">
            <text:p>19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66400" calcext:value-type="float">
            <text:p>6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33400" calcext:value-type="float">
            <text:p>3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77300" calcext:value-type="float">
            <text:p>7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262000" calcext:value-type="float">
            <text:p>26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616400" calcext:value-type="float">
            <text:p>61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office:value-type="float" office:value="134600" calcext:value-type="float">
            <text:p>13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tuiles et verrerie</text:p>
          </table:table-cell>
          <table:table-cell office:value-type="float" office:value="135600" calcext:value-type="float">
            <text:p>13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office:value-type="float" office:value="150900" calcext:value-type="float">
            <text:p>15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2000" calcext:value-type="float">
            <text:p>8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49600" calcext:value-type="float">
            <text:p>4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leu de Prusse et graine jaune</text:p>
          </table:table-cell>
          <table:table-cell office:value-type="float" office:value="97100" calcext:value-type="float">
            <text:p>9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4300" calcext:value-type="float">
            <text:p>3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Particulièrement en chevaux</text:p>
          </table:table-cell>
          <table:table-cell office:value-type="float" office:value="1134700" calcext:value-type="float">
            <text:p>1 13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45500" calcext:value-type="float">
            <text:p>4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55100" calcext:value-type="float">
            <text:p>5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65900" calcext:value-type="float">
            <text:p>6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40500" calcext:value-type="float">
            <text:p>4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675700" calcext:value-type="float">
            <text:p>1 67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55500" calcext:value-type="float">
            <text:p>5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49800" calcext:value-type="float">
            <text:p>14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51200" calcext:value-type="float">
            <text:p>35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6300" calcext:value-type="float">
            <text:p>1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34700" calcext:value-type="float">
            <text:p>3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21200" calcext:value-type="float">
            <text:p>2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06000" calcext:value-type="float">
            <text:p>10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13800" calcext:value-type="float">
            <text:p>1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2200" calcext:value-type="float">
            <text:p>2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50300" calcext:value-type="float">
            <text:p>5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51000" calcext:value-type="float">
            <text:p>5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27600" calcext:value-type="float">
            <text:p>52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1500" calcext:value-type="float">
            <text:p>1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87700" calcext:value-type="float">
            <text:p>18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10400" calcext:value-type="float">
            <text:p>11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33200" calcext:value-type="float">
            <text:p>13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43900" calcext:value-type="float">
            <text:p>24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zur</text:p>
          </table:table-cell>
          <table:table-cell office:value-type="float" office:value="109600" calcext:value-type="float">
            <text:p>10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3200" calcext:value-type="float">
            <text:p>3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257700" calcext:value-type="float">
            <text:p>25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53500" calcext:value-type="float">
            <text:p>5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1200" calcext:value-type="float">
            <text:p>6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39800" calcext:value-type="float">
            <text:p>3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67200" calcext:value-type="float">
            <text:p>6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67200" calcext:value-type="float">
            <text:p>6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80200" calcext:value-type="float">
            <text:p>28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33900" calcext:value-type="float">
            <text:p>133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office:value-type="float" office:value="115700" calcext:value-type="float">
            <text:p>11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13000" calcext:value-type="float">
            <text:p>21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11200" calcext:value-type="float">
            <text:p>1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ssences</text:p>
          </table:table-cell>
          <table:table-cell office:value-type="float" office:value="106300" calcext:value-type="float">
            <text:p>10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64000" calcext:value-type="float">
            <text:p>1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7200" calcext:value-type="float">
            <text:p>2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Grand-Duché de Toscan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Futailles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69700" calcext:value-type="float">
            <text:p>69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68600" calcext:value-type="float">
            <text:p>6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58600" calcext:value-type="float">
            <text:p>5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Particulièrement en chevaux</text:p>
          </table:table-cell>
          <table:table-cell office:value-type="float" office:value="70100" calcext:value-type="float">
            <text:p>7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rgent vif</text:p>
          </table:table-cell>
          <table:table-cell office:value-type="float" office:value="44300" calcext:value-type="float">
            <text:p>4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47100" calcext:value-type="float">
            <text:p>24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23500" calcext:value-type="float">
            <text:p>2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18500" calcext:value-type="float">
            <text:p>31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 blanc</text:p>
          </table:table-cell>
          <table:table-cell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272100" calcext:value-type="float">
            <text:p>27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èpes et rubans de soie</text:p>
          </table:table-cell>
          <table:table-cell office:value-type="float" office:value="29200" calcext:value-type="float">
            <text:p>2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e so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s diverses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989400" calcext:value-type="float">
            <text:p>1 98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3800" calcext:value-type="float">
            <text:p>2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181300" calcext:value-type="float">
            <text:p>18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130100" calcext:value-type="float">
            <text:p>13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office:value-type="float" office:value="50300" calcext:value-type="float">
            <text:p>5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02300" calcext:value-type="float">
            <text:p>10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office:value-type="float" office:value="167100" calcext:value-type="float">
            <text:p>16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77200" calcext:value-type="float">
            <text:p>7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73200" calcext:value-type="float">
            <text:p>7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27100" calcext:value-type="float">
            <text:p>12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ssences</text:p>
          </table:table-cell>
          <table:table-cell office:value-type="float" office:value="20400" calcext:value-type="float">
            <text:p>2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e toute sorte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les</text:p>
          </table:table-cell>
          <table:table-cell office:value-type="float" office:value="40400" calcext:value-type="float">
            <text:p>40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ains de navette</text:p>
          </table:table-cell>
          <table:table-cell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rdages</text:p>
          </table:table-cell>
          <table:table-cell office:value-type="float" office:value="50200" calcext:value-type="float">
            <text:p>5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58300" calcext:value-type="float">
            <text:p>15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Dorure fausse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oterie, tuiles et verrerie</text:p>
          </table:table-cell>
          <table:table-cell office:value-type="float" office:value="40200" calcext:value-type="float">
            <text:p>40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4700" calcext:value-type="float">
            <text:p>9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68700" calcext:value-type="float">
            <text:p>16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affranum et Tournesol</text:p>
          </table:table-cell>
          <table:table-cell office:value-type="float" office:value="49000" calcext:value-type="float">
            <text:p>49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1400" calcext:value-type="float">
            <text:p>2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6800" calcext:value-type="float">
            <text:p>3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00700" calcext:value-type="float">
            <text:p>100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office:value-type="float" office:value="336100" calcext:value-type="float">
            <text:p>33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d'autruche</text:p>
          </table:table-cell>
          <table:table-cell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3700" calcext:value-type="float">
            <text:p>5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58600" calcext:value-type="float">
            <text:p>5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ijouterie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29300" calcext:value-type="float">
            <text:p>2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30300" calcext:value-type="float">
            <text:p>3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Raclures de cornes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table:style-name="ce4" office:value-type="float" office:value="1809" calcext:value-type="float">
            <text:p>1809</text:p>
          </table:table-cell>
          <table:table-cell table:style-name="ce8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304100" calcext:value-type="float">
            <text:p>30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5000" calcext:value-type="float">
            <text:p>4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406200" calcext:value-type="float">
            <text:p>40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Particulièrement en chevaux</text:p>
          </table:table-cell>
          <table:table-cell office:value-type="float" office:value="33800" calcext:value-type="float">
            <text:p>33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14800" calcext:value-type="float">
            <text:p>1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27100" calcext:value-type="float">
            <text:p>2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2600" calcext:value-type="float">
            <text:p>2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144100" calcext:value-type="float">
            <text:p>14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arbr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5700" calcext:value-type="float">
            <text:p>15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82500" calcext:value-type="float">
            <text:p>48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28600" calcext:value-type="float">
            <text:p>28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éruse</text:p>
          </table:table-cell>
          <table:table-cell office:value-type="float" office:value="45900" calcext:value-type="float">
            <text:p>4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r de fumée</text:p>
          </table:table-cell>
          <table:table-cell office:value-type="float" office:value="46600" calcext:value-type="float">
            <text:p>4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Litharge</text:p>
          </table:table-cell>
          <table:table-cell office:value-type="float" office:value="59400" calcext:value-type="float">
            <text:p>59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55300" calcext:value-type="float">
            <text:p>55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Noix de galle</text:p>
          </table:table-cell>
          <table:table-cell office:value-type="float" office:value="104600" calcext:value-type="float">
            <text:p>10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diverses réunies</text:p>
          </table:table-cell>
          <table:table-cell office:value-type="float" office:value="68300" calcext:value-type="float">
            <text:p>68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104400" calcext:value-type="float">
            <text:p>10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Etain</text:p>
          </table:table-cell>
          <table:table-cell office:value-type="float" office:value="33200" calcext:value-type="float">
            <text:p>33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90000" calcext:value-type="float">
            <text:p>90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Plomb</text:p>
          </table:table-cell>
          <table:table-cell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aux de paille et d'écorce de boi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85800" calcext:value-type="float">
            <text:p>8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iverses de lin et de chanvre</text:p>
          </table:table-cell>
          <table:table-cell office:value-type="float" office:value="225200" calcext:value-type="float">
            <text:p>22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 et nankin</text:p>
          </table:table-cell>
          <table:table-cell office:value-type="float" office:value="53100" calcext:value-type="float">
            <text:p>5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Articles réunis</text:p>
          </table:table-cell>
          <table:table-cell office:value-type="float" office:value="242700" calcext:value-type="float">
            <text:p>24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eaux et pelleteries</text:p>
          </table:table-cell>
          <table:table-cell office:value-type="float" office:value="212700" calcext:value-type="float">
            <text:p>21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Quincailleries diverses ; faulx, faucilles, fil de laiton et limes</text:p>
          </table:table-cell>
          <table:table-cell office:value-type="float" office:value="30100" calcext:value-type="float">
            <text:p>3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âtimens de mer</text:p>
          </table:table-cell>
          <table:table-cell office:value-type="float" office:value="2025200" calcext:value-type="float">
            <text:p>2 025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Savons</text:p>
          </table:table-cell>
          <table:table-cell office:value-type="float" office:value="28200" calcext:value-type="float">
            <text:p>2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Bouchons de lièg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ponges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rcerie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Ouvrages divers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abillement et lingerie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Colles de toute sort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Librairie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Essences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Horlogeri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Plumes à écrir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Meubles et miroirs</text:p>
          </table:table-cell>
          <table:table-cell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131600" calcext:value-type="float">
            <text:p>131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, bronze et laiton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 et aciers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Industrie étrangère</text:p>
          </table:table-cell>
          <table:table-cell office:value-type="string" calcext:value-type="string">
            <text:p>Articles réunis</text:p>
          </table:table-cell>
          <table:table-cell office:value-type="float" office:value="34700" calcext:value-type="float">
            <text:p>3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682200" calcext:value-type="float">
            <text:p>2 682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149500" calcext:value-type="float">
            <text:p>14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900" calcext:value-type="float">
            <text:p>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813500" calcext:value-type="float">
            <text:p>81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631100" calcext:value-type="float">
            <text:p>1 63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624800" calcext:value-type="float">
            <text:p>62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54600" calcext:value-type="float">
            <text:p>5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34800" calcext:value-type="float">
            <text:p>34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07000" calcext:value-type="float">
            <text:p>107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54902500" calcext:value-type="float">
            <text:p>54 90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2500" calcext:value-type="float">
            <text:p>2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60900" calcext:value-type="float">
            <text:p>60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8100" calcext:value-type="float">
            <text:p>2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office:value-type="float" office:value="31100" calcext:value-type="float">
            <text:p>3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97900" calcext:value-type="float">
            <text:p>97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92800" calcext:value-type="float">
            <text:p>9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40100" calcext:value-type="float">
            <text:p>24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Arsenic</text:p>
          </table:table-cell>
          <table:table-cell office:value-type="float" office:value="75500" calcext:value-type="float">
            <text:p>7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office:value-type="float" office:value="49900" calcext:value-type="float">
            <text:p>49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67100" calcext:value-type="float">
            <text:p>6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9946700" calcext:value-type="float">
            <text:p>9 946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7700" calcext:value-type="float">
            <text:p>47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33300" calcext:value-type="float">
            <text:p>33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18500" calcext:value-type="float">
            <text:p>11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5100" calcext:value-type="float">
            <text:p>55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20100" calcext:value-type="float">
            <text:p>120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9200" calcext:value-type="float">
            <text:p>1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Aloès</text:p>
          </table:table-cell>
          <table:table-cell office:value-type="float" office:value="112600" calcext:value-type="float">
            <text:p>112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64000" calcext:value-type="float">
            <text:p>6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26300" calcext:value-type="float">
            <text:p>126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6100" calcext:value-type="float">
            <text:p>7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385900" calcext:value-type="float">
            <text:p>385 9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9800" calcext:value-type="float">
            <text:p>4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399500" calcext:value-type="float">
            <text:p>39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69500" calcext:value-type="float">
            <text:p>69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Tartre</text:p>
          </table:table-cell>
          <table:table-cell office:value-type="float" office:value="21800" calcext:value-type="float">
            <text:p>2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04600" calcext:value-type="float">
            <text:p>20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26500" calcext:value-type="float">
            <text:p>2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Vitriol et huile de vitriol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13100" calcext:value-type="float">
            <text:p>213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1100" calcext:value-type="float">
            <text:p>2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Grand Duché de Tosca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07600" calcext:value-type="float">
            <text:p>20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20600" calcext:value-type="float">
            <text:p>20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39300" calcext:value-type="float">
            <text:p>39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548500" calcext:value-type="float">
            <text:p>2 54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1100" calcext:value-type="float">
            <text:p>11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7600" calcext:value-type="float">
            <text:p>5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éné</text:p>
          </table:table-cell>
          <table:table-cell office:value-type="float" office:value="46800" calcext:value-type="float">
            <text:p>46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Rhubarb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2100" calcext:value-type="float">
            <text:p>32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59200" calcext:value-type="float">
            <text:p>159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8700" calcext:value-type="float">
            <text:p>18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28100" calcext:value-type="float">
            <text:p>28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140800" calcext:value-type="float">
            <text:p>140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796400" calcext:value-type="float">
            <text:p>796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9100" calcext:value-type="float">
            <text:p>19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Crème de tartre</text:p>
          </table:table-cell>
          <table:table-cell office:value-type="float" office:value="15800" calcext:value-type="float">
            <text:p>1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Tartre</text:p>
          </table:table-cell>
          <table:table-cell office:value-type="float" office:value="48500" calcext:value-type="float">
            <text:p>48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Royaume de Portugal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Tartre</text:p>
          </table:table-cell>
          <table:table-cell office:value-type="float" office:value="44400" calcext:value-type="float">
            <text:p>44 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601800" calcext:value-type="float">
            <text:p>601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Manne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Ipécacuanha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Jus de réglisse, &amp;c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lsepareille</text:p>
          </table:table-cell>
          <table:table-cell office:value-type="float" office:value="35500" calcext:value-type="float">
            <text:p>35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réunies</text:p>
          </table:table-cell>
          <table:table-cell office:value-type="float" office:value="16100" calcext:value-type="float">
            <text:p>16 1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9800" calcext:value-type="float">
            <text:p>49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Sels chimiques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réunies</text:p>
          </table:table-cell>
          <table:table-cell office:value-type="float" office:value="16000" calcext:value-type="float">
            <text:p>16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étrangères et lingots</text:p>
          </table:table-cell>
          <table:table-cell office:value-type="float" office:value="134000" calcext:value-type="float">
            <text:p>134 0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Prises et saisi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2300" calcext:value-type="float">
            <text:p>32 300 <text:s text:c="2"/></text:p>
          </table:table-cell>
          <table:table-cell table:number-columns-repeated="1016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Importations</text:p>
          </table:table-cell>
          <table:table-cell office:value-type="string" calcext:value-type="string">
            <text:p>Epaves et Echouemen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5187000" calcext:value-type="float">
            <text:p>5 187 000 <text:s text:c="2"/>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76300" calcext:value-type="float">
            <text:p>476 300 <text:s text:c="2"/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459800" calcext:value-type="float">
            <text:p>459 800 <text:s text:c="2"/>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47900" calcext:value-type="float">
            <text:p>47 900 <text:s text:c="2"/>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2000" calcext:value-type="float">
            <text:p>42 000 <text:s text:c="2"/>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3296900" calcext:value-type="float">
            <text:p>3 296 900 <text:s text:c="2"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104300" calcext:value-type="float">
            <text:p>104 300 <text:s text:c="2"/>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418800" calcext:value-type="float">
            <text:p>418 800 <text:s text:c="2"/>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331500" calcext:value-type="float">
            <text:p>33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5700" calcext:value-type="float">
            <text:p>55 700 <text:s text:c="2"/>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63200" calcext:value-type="float">
            <text:p>63 200 <text:s text:c="2"/>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6200" calcext:value-type="float">
            <text:p>6 200 <text:s text:c="2"/></text:p>
          </table:table-cell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01100" calcext:value-type="float">
            <text:p>201 100 <text:s text:c="2"/></text:p>
          </table:table-cell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55600" calcext:value-type="float">
            <text:p>55 600 <text:s text:c="2"/></text:p>
          </table:table-cell>
          <table:table-cell table:number-columns-repeated="101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111400" calcext:value-type="float">
            <text:p>111 400 <text:s text:c="2"/></text:p>
          </table:table-cell>
          <table:table-cell table:number-columns-repeated="101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198400" calcext:value-type="float">
            <text:p>198 400 <text:s text:c="2"/></text:p>
          </table:table-cell>
          <table:table-cell table:number-columns-repeated="101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82700" calcext:value-type="float">
            <text:p>282 700 <text:s text:c="2"/></text:p>
          </table:table-cell>
          <table:table-cell table:number-columns-repeated="101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66300" calcext:value-type="float">
            <text:p>266 300 <text:s text:c="2"/></text:p>
          </table:table-cell>
          <table:table-cell table:number-columns-repeated="101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5700" calcext:value-type="float">
            <text:p>95 700 <text:s text:c="2"/></text:p>
          </table:table-cell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653100" calcext:value-type="float">
            <text:p>653 100 <text:s text:c="2"/></text:p>
          </table:table-cell>
          <table:table-cell table:number-columns-repeated="101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27000" calcext:value-type="float">
            <text:p>327 000 <text:s text:c="2"/></text:p>
          </table:table-cell>
          <table:table-cell table:number-columns-repeated="101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259700" calcext:value-type="float">
            <text:p>259 700 <text:s text:c="2"/></text:p>
          </table:table-cell>
          <table:table-cell table:number-columns-repeated="101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12000" calcext:value-type="float">
            <text:p>2 012 000 <text:s text:c="2"/></text:p>
          </table:table-cell>
          <table:table-cell table:number-columns-repeated="101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9600" calcext:value-type="float">
            <text:p>29 600 <text:s text:c="2"/></text:p>
          </table:table-cell>
          <table:table-cell table:number-columns-repeated="101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0500" calcext:value-type="float">
            <text:p>20 500 <text:s text:c="2"/></text:p>
          </table:table-cell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4200" calcext:value-type="float">
            <text:p>44 200 <text:s text:c="2"/></text:p>
          </table:table-cell>
          <table:table-cell table:number-columns-repeated="101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930000" calcext:value-type="float">
            <text:p>3 930 000 <text:s text:c="2"/></text:p>
          </table:table-cell>
          <table:table-cell table:number-columns-repeated="101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1132700" calcext:value-type="float">
            <text:p>21 132 700 <text:s text:c="2"/>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311700" calcext:value-type="float">
            <text:p>311 700 <text:s text:c="2"/>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213100" calcext:value-type="float">
            <text:p>213 100 <text:s text:c="2"/>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23200" calcext:value-type="float">
            <text:p>623 200 <text:s text:c="2"/>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08900" calcext:value-type="float">
            <text:p>208 900 <text:s text:c="2"/>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5472200" calcext:value-type="float">
            <text:p>5 472 200 <text:s text:c="2"/>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5200" calcext:value-type="float">
            <text:p>15 200 <text:s text:c="2"/>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628000" calcext:value-type="float">
            <text:p>628 000 <text:s text:c="2"/>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91800" calcext:value-type="float">
            <text:p>191 800 <text:s text:c="2"/>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205700" calcext:value-type="float">
            <text:p>2 205 700 <text:s text:c="2"/>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36400" calcext:value-type="float">
            <text:p>136 400 <text:s text:c="2"/>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76500" calcext:value-type="float">
            <text:p>76 500 <text:s text:c="2"/>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96300" calcext:value-type="float">
            <text:p>196 300 <text:s text:c="2"/>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119700" calcext:value-type="float">
            <text:p>1 119 700 <text:s text:c="2"/>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160400" calcext:value-type="float">
            <text:p>160 400 <text:s text:c="2"/>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400600" calcext:value-type="float">
            <text:p>400 600 <text:s text:c="2"/>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854300" calcext:value-type="float">
            <text:p>854 300 <text:s text:c="2"/>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7500" calcext:value-type="float">
            <text:p>27 500 <text:s text:c="2"/>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01300" calcext:value-type="float">
            <text:p>101 300 <text:s text:c="2"/>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42700" calcext:value-type="float">
            <text:p>142 700 <text:s text:c="2"/>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310300" calcext:value-type="float">
            <text:p>1 310 300 <text:s text:c="2"/>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85900" calcext:value-type="float">
            <text:p>85 900 <text:s text:c="2"/>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359700" calcext:value-type="float">
            <text:p>1 359 700 <text:s text:c="2"/>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</text:p>
          </table:table-cell>
          <table:table-cell office:value-type="float" office:value="324300" calcext:value-type="float">
            <text:p>324 300 <text:s text:c="2"/>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363800" calcext:value-type="float">
            <text:p>1 363 800 <text:s text:c="2"/>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7100" calcext:value-type="float">
            <text:p>87 100 <text:s text:c="2"/>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26800" calcext:value-type="float">
            <text:p>526 800 <text:s text:c="2"/>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74200" calcext:value-type="float">
            <text:p>174 200 <text:s text:c="2"/>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4300" calcext:value-type="float">
            <text:p>24 300 <text:s text:c="2"/>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27300" calcext:value-type="float">
            <text:p>127 300 <text:s text:c="2"/>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449500" calcext:value-type="float">
            <text:p>1 449 500 <text:s text:c="2"/>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38700" calcext:value-type="float">
            <text:p>38 700 <text:s text:c="2"/>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9700" calcext:value-type="float">
            <text:p>19 700 <text:s text:c="2"/>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25000" calcext:value-type="float">
            <text:p>25 000 <text:s text:c="2"/>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8900" calcext:value-type="float">
            <text:p>18 900 <text:s text:c="2"/>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184000" calcext:value-type="float">
            <text:p>4 184 000 <text:s text:c="2"/>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3660600" calcext:value-type="float">
            <text:p>13 660 600 <text:s text:c="2"/>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03100" calcext:value-type="float">
            <text:p>103 100 <text:s text:c="2"/>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501600" calcext:value-type="float">
            <text:p>50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435400" calcext:value-type="float">
            <text:p>435 400 <text:s text:c="2"/></text:p>
          </table:table-cell>
          <table:table-cell table:number-columns-repeated="101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4860000" calcext:value-type="float">
            <text:p>4 86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8100" calcext:value-type="float">
            <text:p>2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039500" calcext:value-type="float">
            <text:p>1 039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51300" calcext:value-type="float">
            <text:p>251 300 <text:s text:c="2"/></text:p>
          </table:table-cell>
          <table:table-cell table:number-columns-repeated="101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1237300" calcext:value-type="float">
            <text:p>1 237 300 <text:s text:c="2"/></text:p>
          </table:table-cell>
          <table:table-cell table:number-columns-repeated="101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7600" calcext:value-type="float">
            <text:p>77 600 <text:s text:c="2"/></text:p>
          </table:table-cell>
          <table:table-cell table:number-columns-repeated="101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487300" calcext:value-type="float">
            <text:p>1 487 300 <text:s text:c="2"/></text:p>
          </table:table-cell>
          <table:table-cell table:number-columns-repeated="101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343200" calcext:value-type="float">
            <text:p>343 200 <text:s text:c="2"/></text:p>
          </table:table-cell>
          <table:table-cell table:number-columns-repeated="101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14200" calcext:value-type="float">
            <text:p>214 200 <text:s text:c="2"/></text:p>
          </table:table-cell>
          <table:table-cell table:number-columns-repeated="101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87400" calcext:value-type="float">
            <text:p>87 400 <text:s text:c="2"/></text:p>
          </table:table-cell>
          <table:table-cell table:number-columns-repeated="101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20100" calcext:value-type="float">
            <text:p>120 100 <text:s text:c="2"/></text:p>
          </table:table-cell>
          <table:table-cell table:number-columns-repeated="101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312400" calcext:value-type="float">
            <text:p>312 400 <text:s text:c="2"/></text:p>
          </table:table-cell>
          <table:table-cell table:number-columns-repeated="101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37700" calcext:value-type="float">
            <text:p>37 700 <text:s text:c="2"/></text:p>
          </table:table-cell>
          <table:table-cell table:number-columns-repeated="101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2160900" calcext:value-type="float">
            <text:p>2 160 900 <text:s text:c="2"/></text:p>
          </table:table-cell>
          <table:table-cell table:number-columns-repeated="101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90700" calcext:value-type="float">
            <text:p>90 700 <text:s text:c="2"/></text:p>
          </table:table-cell>
          <table:table-cell table:number-columns-repeated="101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9400" calcext:value-type="float">
            <text:p>19 400 <text:s text:c="2"/></text:p>
          </table:table-cell>
          <table:table-cell table:number-columns-repeated="101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4849500" calcext:value-type="float">
            <text:p>4 849 500 <text:s text:c="2"/></text:p>
          </table:table-cell>
          <table:table-cell table:number-columns-repeated="101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15700" calcext:value-type="float">
            <text:p>815 700 <text:s text:c="2"/></text:p>
          </table:table-cell>
          <table:table-cell table:number-columns-repeated="101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7500" calcext:value-type="float">
            <text:p>57 500 <text:s text:c="2"/></text:p>
          </table:table-cell>
          <table:table-cell table:number-columns-repeated="101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01300" calcext:value-type="float">
            <text:p>101 300 <text:s text:c="2"/></text:p>
          </table:table-cell>
          <table:table-cell table:number-columns-repeated="10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914700" calcext:value-type="float">
            <text:p>3 914 700 <text:s text:c="2"/></text:p>
          </table:table-cell>
          <table:table-cell table:number-columns-repeated="101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202200" calcext:value-type="float">
            <text:p>202 200 <text:s text:c="2"/></text:p>
          </table:table-cell>
          <table:table-cell table:number-columns-repeated="101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605800" calcext:value-type="float">
            <text:p>2 605 800 <text:s text:c="2"/></text:p>
          </table:table-cell>
          <table:table-cell table:number-columns-repeated="101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57300" calcext:value-type="float">
            <text:p>257 300 <text:s text:c="2"/></text:p>
          </table:table-cell>
          <table:table-cell table:number-columns-repeated="101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265400" calcext:value-type="float">
            <text:p>265 400 <text:s text:c="2"/></text:p>
          </table:table-cell>
          <table:table-cell table:number-columns-repeated="101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28900" calcext:value-type="float">
            <text:p>128 900 <text:s text:c="2"/></text:p>
          </table:table-cell>
          <table:table-cell table:number-columns-repeated="101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77200" calcext:value-type="float">
            <text:p>477 200 <text:s text:c="2"/></text:p>
          </table:table-cell>
          <table:table-cell table:number-columns-repeated="101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37600" calcext:value-type="float">
            <text:p>37 600 <text:s text:c="2"/></text:p>
          </table:table-cell>
          <table:table-cell table:number-columns-repeated="101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5700" calcext:value-type="float">
            <text:p>25 700 <text:s text:c="2"/></text:p>
          </table:table-cell>
          <table:table-cell table:number-columns-repeated="101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0100" calcext:value-type="float">
            <text:p>30 100 <text:s text:c="2"/></text:p>
          </table:table-cell>
          <table:table-cell table:number-columns-repeated="101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quifoulx</text:p>
          </table:table-cell>
          <table:table-cell office:value-type="float" office:value="436500" calcext:value-type="float">
            <text:p>436 500 <text:s text:c="2"/></text:p>
          </table:table-cell>
          <table:table-cell table:number-columns-repeated="101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92400" calcext:value-type="float">
            <text:p>92 400 <text:s text:c="2"/></text:p>
          </table:table-cell>
          <table:table-cell table:number-columns-repeated="101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81400" calcext:value-type="float">
            <text:p>1 281 400 <text:s text:c="2"/></text:p>
          </table:table-cell>
          <table:table-cell table:number-columns-repeated="101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686000" calcext:value-type="float">
            <text:p>1 6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47200" calcext:value-type="float">
            <text:p>347 200 <text:s text:c="2"/></text:p>
          </table:table-cell>
          <table:table-cell table:number-columns-repeated="101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064300" calcext:value-type="float">
            <text:p>1 064 300 <text:s text:c="2"/></text:p>
          </table:table-cell>
          <table:table-cell table:number-columns-repeated="101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8300" calcext:value-type="float">
            <text:p>58 300 <text:s text:c="2"/></text:p>
          </table:table-cell>
          <table:table-cell table:number-columns-repeated="101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74500" calcext:value-type="float">
            <text:p>274 500 <text:s text:c="2"/></text:p>
          </table:table-cell>
          <table:table-cell table:number-columns-repeated="101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94400" calcext:value-type="float">
            <text:p>94 400 <text:s text:c="2"/></text:p>
          </table:table-cell>
          <table:table-cell table:number-columns-repeated="101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994000" calcext:value-type="float">
            <text:p>1 994 000 <text:s text:c="2"/></text:p>
          </table:table-cell>
          <table:table-cell table:number-columns-repeated="101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62800" calcext:value-type="float">
            <text:p>62 800 <text:s text:c="2"/></text:p>
          </table:table-cell>
          <table:table-cell table:number-columns-repeated="101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100700" calcext:value-type="float">
            <text:p>100 700 <text:s text:c="2"/></text:p>
          </table:table-cell>
          <table:table-cell table:number-columns-repeated="101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461900" calcext:value-type="float">
            <text:p>461 900 <text:s text:c="2"/></text:p>
          </table:table-cell>
          <table:table-cell table:number-columns-repeated="101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9900" calcext:value-type="float">
            <text:p>49 900 <text:s text:c="2"/></text:p>
          </table:table-cell>
          <table:table-cell table:number-columns-repeated="101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0300" calcext:value-type="float">
            <text:p>40 300 <text:s text:c="2"/></text:p>
          </table:table-cell>
          <table:table-cell table:number-columns-repeated="101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63700" calcext:value-type="float">
            <text:p>163 700 <text:s text:c="2"/></text:p>
          </table:table-cell>
          <table:table-cell table:number-columns-repeated="101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62900" calcext:value-type="float">
            <text:p>62 900 <text:s text:c="2"/></text:p>
          </table:table-cell>
          <table:table-cell table:number-columns-repeated="101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599400" calcext:value-type="float">
            <text:p>599 400 <text:s text:c="2"/></text:p>
          </table:table-cell>
          <table:table-cell table:number-columns-repeated="101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</text:p>
          </table:table-cell>
          <table:table-cell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6600" calcext:value-type="float">
            <text:p>46 600 <text:s text:c="2"/></text:p>
          </table:table-cell>
          <table:table-cell table:number-columns-repeated="101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5400" calcext:value-type="float">
            <text:p>95 400 <text:s text:c="2"/></text:p>
          </table:table-cell>
          <table:table-cell table:number-columns-repeated="101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3900" calcext:value-type="float">
            <text:p>43 900 <text:s text:c="2"/></text:p>
          </table:table-cell>
          <table:table-cell table:number-columns-repeated="101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45700" calcext:value-type="float">
            <text:p>145 700 <text:s text:c="2"/></text:p>
          </table:table-cell>
          <table:table-cell table:number-columns-repeated="101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1700" calcext:value-type="float">
            <text:p>81 700 <text:s text:c="2"/></text:p>
          </table:table-cell>
          <table:table-cell table:number-columns-repeated="101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281400" calcext:value-type="float">
            <text:p>1 281 400 <text:s text:c="2"/></text:p>
          </table:table-cell>
          <table:table-cell table:number-columns-repeated="101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686000" calcext:value-type="float">
            <text:p>1 686 000 <text:s text:c="2"/></text:p>
          </table:table-cell>
          <table:table-cell table:number-columns-repeated="101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89000" calcext:value-type="float">
            <text:p>89 000 <text:s text:c="2"/></text:p>
          </table:table-cell>
          <table:table-cell table:number-columns-repeated="101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47200" calcext:value-type="float">
            <text:p>347 200 <text:s text:c="2"/></text:p>
          </table:table-cell>
          <table:table-cell table:number-columns-repeated="101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1064300" calcext:value-type="float">
            <text:p>1 064 300 <text:s text:c="2"/></text:p>
          </table:table-cell>
          <table:table-cell table:number-columns-repeated="101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5300" calcext:value-type="float">
            <text:p>5 300 <text:s text:c="2"/></text:p>
          </table:table-cell>
          <table:table-cell table:number-columns-repeated="101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111000" calcext:value-type="float">
            <text:p>11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8300" calcext:value-type="float">
            <text:p>58 300 <text:s text:c="2"/></text:p>
          </table:table-cell>
          <table:table-cell table:number-columns-repeated="101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274500" calcext:value-type="float">
            <text:p>274 500 <text:s text:c="2"/></text:p>
          </table:table-cell>
          <table:table-cell table:number-columns-repeated="101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3300" calcext:value-type="float">
            <text:p>13 300 <text:s text:c="2"/></text:p>
          </table:table-cell>
          <table:table-cell table:number-columns-repeated="101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94400" calcext:value-type="float">
            <text:p>94 400 <text:s text:c="2"/></text:p>
          </table:table-cell>
          <table:table-cell table:number-columns-repeated="101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1994000" calcext:value-type="float">
            <text:p>1 994 000 <text:s text:c="2"/></text:p>
          </table:table-cell>
          <table:table-cell table:number-columns-repeated="101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1000" calcext:value-type="float">
            <text:p>21 000 <text:s text:c="2"/></text:p>
          </table:table-cell>
          <table:table-cell table:number-columns-repeated="101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2700" calcext:value-type="float">
            <text:p>12 700 <text:s text:c="2"/></text:p>
          </table:table-cell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62800" calcext:value-type="float">
            <text:p>62 800 <text:s text:c="2"/></text:p>
          </table:table-cell>
          <table:table-cell table:number-columns-repeated="101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100700" calcext:value-type="float">
            <text:p>100 700 <text:s text:c="2"/></text:p>
          </table:table-cell>
          <table:table-cell table:number-columns-repeated="101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461900" calcext:value-type="float">
            <text:p>461 900 <text:s text:c="2"/></text:p>
          </table:table-cell>
          <table:table-cell table:number-columns-repeated="101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3600" calcext:value-type="float">
            <text:p>13 600 <text:s text:c="2"/></text:p>
          </table:table-cell>
          <table:table-cell table:number-columns-repeated="101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49900" calcext:value-type="float">
            <text:p>49 900 <text:s text:c="2"/></text:p>
          </table:table-cell>
          <table:table-cell table:number-columns-repeated="101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0300" calcext:value-type="float">
            <text:p>40 300 <text:s text:c="2"/></text:p>
          </table:table-cell>
          <table:table-cell table:number-columns-repeated="101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63700" calcext:value-type="float">
            <text:p>163 700 <text:s text:c="2"/></text:p>
          </table:table-cell>
          <table:table-cell table:number-columns-repeated="101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62900" calcext:value-type="float">
            <text:p>62 900 <text:s text:c="2"/></text:p>
          </table:table-cell>
          <table:table-cell table:number-columns-repeated="101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599400" calcext:value-type="float">
            <text:p>599 400 <text:s text:c="2"/></text:p>
          </table:table-cell>
          <table:table-cell table:number-columns-repeated="101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</text:p>
          </table:table-cell>
          <table:table-cell office:value-type="float" office:value="41700" calcext:value-type="float">
            <text:p>41 700 <text:s text:c="2"/></text:p>
          </table:table-cell>
          <table:table-cell table:number-columns-repeated="101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6600" calcext:value-type="float">
            <text:p>46 600 <text:s text:c="2"/></text:p>
          </table:table-cell>
          <table:table-cell table:number-columns-repeated="101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5400" calcext:value-type="float">
            <text:p>95 400 <text:s text:c="2"/></text:p>
          </table:table-cell>
          <table:table-cell table:number-columns-repeated="101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1000" calcext:value-type="float">
            <text:p>71 000 <text:s text:c="2"/></text:p>
          </table:table-cell>
          <table:table-cell table:number-columns-repeated="101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3900" calcext:value-type="float">
            <text:p>43 900 <text:s text:c="2"/></text:p>
          </table:table-cell>
          <table:table-cell table:number-columns-repeated="101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45700" calcext:value-type="float">
            <text:p>145 700 <text:s text:c="2"/></text:p>
          </table:table-cell>
          <table:table-cell table:number-columns-repeated="101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81700" calcext:value-type="float">
            <text:p>81 700 <text:s text:c="2"/></text:p>
          </table:table-cell>
          <table:table-cell table:number-columns-repeated="101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69000" calcext:value-type="float">
            <text:p>369 000 <text:s text:c="2"/></text:p>
          </table:table-cell>
          <table:table-cell table:number-columns-repeated="101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330700" calcext:value-type="float">
            <text:p>330 700 <text:s text:c="2"/></text:p>
          </table:table-cell>
          <table:table-cell table:number-columns-repeated="101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2400" calcext:value-type="float">
            <text:p>32 400 <text:s text:c="2"/></text:p>
          </table:table-cell>
          <table:table-cell table:number-columns-repeated="101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2400" calcext:value-type="float">
            <text:p>22 400 <text:s text:c="2"/></text:p>
          </table:table-cell>
          <table:table-cell table:number-columns-repeated="101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04800" calcext:value-type="float">
            <text:p>704 800 <text:s text:c="2"/></text:p>
          </table:table-cell>
          <table:table-cell table:number-columns-repeated="101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54000" calcext:value-type="float">
            <text:p>154 000 <text:s text:c="2"/></text:p>
          </table:table-cell>
          <table:table-cell table:number-columns-repeated="101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1011300" calcext:value-type="float">
            <text:p>1 011 300 <text:s text:c="2"/></text:p>
          </table:table-cell>
          <table:table-cell table:number-columns-repeated="101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218600" calcext:value-type="float">
            <text:p>218 600 <text:s text:c="2"/></text:p>
          </table:table-cell>
          <table:table-cell table:number-columns-repeated="101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49800" calcext:value-type="float">
            <text:p>49 800 <text:s text:c="2"/></text:p>
          </table:table-cell>
          <table:table-cell table:number-columns-repeated="101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00300" calcext:value-type="float">
            <text:p>100 300 <text:s text:c="2"/></text:p>
          </table:table-cell>
          <table:table-cell table:number-columns-repeated="101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104600" calcext:value-type="float">
            <text:p>104 600 <text:s text:c="2"/></text:p>
          </table:table-cell>
          <table:table-cell table:number-columns-repeated="101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15562900" calcext:value-type="float">
            <text:p>15 562 900 <text:s text:c="2"/></text:p>
          </table:table-cell>
          <table:table-cell table:number-columns-repeated="101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245000" calcext:value-type="float">
            <text:p>245 000 <text:s text:c="2"/></text:p>
          </table:table-cell>
          <table:table-cell table:number-columns-repeated="101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6122600" calcext:value-type="float">
            <text:p>6 122 600 <text:s text:c="2"/></text:p>
          </table:table-cell>
          <table:table-cell table:number-columns-repeated="101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60700" calcext:value-type="float">
            <text:p>160 700 <text:s text:c="2"/></text:p>
          </table:table-cell>
          <table:table-cell table:number-columns-repeated="101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89300" calcext:value-type="float">
            <text:p>289 300 <text:s text:c="2"/></text:p>
          </table:table-cell>
          <table:table-cell table:number-columns-repeated="101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2187400" calcext:value-type="float">
            <text:p>2 187 400 <text:s text:c="2"/></text:p>
          </table:table-cell>
          <table:table-cell table:number-columns-repeated="101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84200" calcext:value-type="float">
            <text:p>84 200 <text:s text:c="2"/></text:p>
          </table:table-cell>
          <table:table-cell table:number-columns-repeated="101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9000" calcext:value-type="float">
            <text:p>9 000 <text:s text:c="2"/></text:p>
          </table:table-cell>
          <table:table-cell table:number-columns-repeated="101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93100" calcext:value-type="float">
            <text:p>93 100 <text:s text:c="2"/></text:p>
          </table:table-cell>
          <table:table-cell table:number-columns-repeated="101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0200" calcext:value-type="float">
            <text:p>30 200 <text:s text:c="2"/></text:p>
          </table:table-cell>
          <table:table-cell table:number-columns-repeated="101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187300" calcext:value-type="float">
            <text:p>187 300 <text:s text:c="2"/></text:p>
          </table:table-cell>
          <table:table-cell table:number-columns-repeated="101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08900" calcext:value-type="float">
            <text:p>108 900 <text:s text:c="2"/></text:p>
          </table:table-cell>
          <table:table-cell table:number-columns-repeated="101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2700" calcext:value-type="float">
            <text:p>32 700 <text:s text:c="2"/></text:p>
          </table:table-cell>
          <table:table-cell table:number-columns-repeated="101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39000" calcext:value-type="float">
            <text:p>39 000 <text:s text:c="2"/></text:p>
          </table:table-cell>
          <table:table-cell table:number-columns-repeated="101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863800" calcext:value-type="float">
            <text:p>863 800 <text:s text:c="2"/></text:p>
          </table:table-cell>
          <table:table-cell table:number-columns-repeated="101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62200" calcext:value-type="float">
            <text:p>62 200 <text:s text:c="2"/></text:p>
          </table:table-cell>
          <table:table-cell table:number-columns-repeated="101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37900" calcext:value-type="float">
            <text:p>37 900 <text:s text:c="2"/></text:p>
          </table:table-cell>
          <table:table-cell table:number-columns-repeated="101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4900" calcext:value-type="float">
            <text:p>124 900 <text:s text:c="2"/></text:p>
          </table:table-cell>
          <table:table-cell table:number-columns-repeated="101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378400" calcext:value-type="float">
            <text:p>378 400 <text:s text:c="2"/></text:p>
          </table:table-cell>
          <table:table-cell table:number-columns-repeated="101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3700" calcext:value-type="float">
            <text:p>13 700 <text:s text:c="2"/></text:p>
          </table:table-cell>
          <table:table-cell table:number-columns-repeated="101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70200" calcext:value-type="float">
            <text:p>70 200 <text:s text:c="2"/></text:p>
          </table:table-cell>
          <table:table-cell table:number-columns-repeated="101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198500" calcext:value-type="float">
            <text:p>198 500 <text:s text:c="2"/></text:p>
          </table:table-cell>
          <table:table-cell table:number-columns-repeated="101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2173600" calcext:value-type="float">
            <text:p>2 173 600 <text:s text:c="2"/></text:p>
          </table:table-cell>
          <table:table-cell table:number-columns-repeated="101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31200" calcext:value-type="float">
            <text:p>31 200 <text:s text:c="2"/></text:p>
          </table:table-cell>
          <table:table-cell table:number-columns-repeated="101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87600" calcext:value-type="float">
            <text:p>187 600 <text:s text:c="2"/></text:p>
          </table:table-cell>
          <table:table-cell table:number-columns-repeated="101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39800" calcext:value-type="float">
            <text:p>39 800 <text:s text:c="2"/></text:p>
          </table:table-cell>
          <table:table-cell table:number-columns-repeated="101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72900" calcext:value-type="float">
            <text:p>72 900 <text:s text:c="2"/></text:p>
          </table:table-cell>
          <table:table-cell table:number-columns-repeated="101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4400" calcext:value-type="float">
            <text:p>34 400 <text:s text:c="2"/></text:p>
          </table:table-cell>
          <table:table-cell table:number-columns-repeated="101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42400" calcext:value-type="float">
            <text:p>42 400 <text:s text:c="2"/></text:p>
          </table:table-cell>
          <table:table-cell table:number-columns-repeated="101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Thé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6" calcext:value-type="float">
            <text:p>1806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31100" calcext:value-type="float">
            <text:p>31 100 <text:s text:c="2"/></text:p>
          </table:table-cell>
          <table:table-cell table:number-columns-repeated="101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39500" calcext:value-type="float">
            <text:p>39 500 <text:s text:c="2"/></text:p>
          </table:table-cell>
          <table:table-cell table:number-columns-repeated="101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11300" calcext:value-type="float">
            <text:p>11 300 <text:s text:c="2"/></text:p>
          </table:table-cell>
          <table:table-cell table:number-columns-repeated="101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622200" calcext:value-type="float">
            <text:p>622 200 <text:s text:c="2"/></text:p>
          </table:table-cell>
          <table:table-cell table:number-columns-repeated="101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iverses</text:p>
          </table:table-cell>
          <table:table-cell office:value-type="float" office:value="58300" calcext:value-type="float">
            <text:p>58 300 <text:s text:c="2"/></text:p>
          </table:table-cell>
          <table:table-cell table:number-columns-repeated="101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rbons</text:p>
          </table:table-cell>
          <table:table-cell office:value-type="float" office:value="96900" calcext:value-type="float">
            <text:p>96 900 <text:s text:c="2"/></text:p>
          </table:table-cell>
          <table:table-cell table:number-columns-repeated="101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127100" calcext:value-type="float">
            <text:p>127 100 <text:s text:c="2"/></text:p>
          </table:table-cell>
          <table:table-cell table:number-columns-repeated="101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6000" calcext:value-type="float">
            <text:p>56 000 <text:s text:c="2"/></text:p>
          </table:table-cell>
          <table:table-cell table:number-columns-repeated="101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35300" calcext:value-type="float">
            <text:p>35 300 <text:s text:c="2"/></text:p>
          </table:table-cell>
          <table:table-cell table:number-columns-repeated="101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9300" calcext:value-type="float">
            <text:p>19 300 <text:s text:c="2"/></text:p>
          </table:table-cell>
          <table:table-cell table:number-columns-repeated="101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3391100" calcext:value-type="float">
            <text:p>3 391 100 <text:s text:c="2"/></text:p>
          </table:table-cell>
          <table:table-cell table:number-columns-repeated="101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6245600" calcext:value-type="float">
            <text:p>6 245 600 <text:s text:c="2"/></text:p>
          </table:table-cell>
          <table:table-cell table:number-columns-repeated="101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10400" calcext:value-type="float">
            <text:p>110 400 <text:s text:c="2"/></text:p>
          </table:table-cell>
          <table:table-cell table:number-columns-repeated="101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3359000" calcext:value-type="float">
            <text:p>3 359 000 <text:s text:c="2"/></text:p>
          </table:table-cell>
          <table:table-cell table:number-columns-repeated="101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29400" calcext:value-type="float">
            <text:p>29 400 <text:s text:c="2"/></text:p>
          </table:table-cell>
          <table:table-cell table:number-columns-repeated="101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60700" calcext:value-type="float">
            <text:p>60 700 <text:s text:c="2"/></text:p>
          </table:table-cell>
          <table:table-cell table:number-columns-repeated="101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43600" calcext:value-type="float">
            <text:p>43 600 <text:s text:c="2"/></text:p>
          </table:table-cell>
          <table:table-cell table:number-columns-repeated="101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701800" calcext:value-type="float">
            <text:p>701 800 <text:s text:c="2"/></text:p>
          </table:table-cell>
          <table:table-cell table:number-columns-repeated="101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258700" calcext:value-type="float">
            <text:p>258 700 <text:s text:c="2"/></text:p>
          </table:table-cell>
          <table:table-cell table:number-columns-repeated="101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9600" calcext:value-type="float">
            <text:p>9 600 <text:s text:c="2"/></text:p>
          </table:table-cell>
          <table:table-cell table:number-columns-repeated="101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48800" calcext:value-type="float">
            <text:p>248 800 <text:s text:c="2"/></text:p>
          </table:table-cell>
          <table:table-cell table:number-columns-repeated="101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1700" calcext:value-type="float">
            <text:p>31 700 <text:s text:c="2"/></text:p>
          </table:table-cell>
          <table:table-cell table:number-columns-repeated="101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5000" calcext:value-type="float">
            <text:p>5 000 <text:s text:c="2"/></text:p>
          </table:table-cell>
          <table:table-cell table:number-columns-repeated="101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63600" calcext:value-type="float">
            <text:p>63 600 <text:s text:c="2"/></text:p>
          </table:table-cell>
          <table:table-cell table:number-columns-repeated="101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37700" calcext:value-type="float">
            <text:p>37 700 <text:s text:c="2"/></text:p>
          </table:table-cell>
          <table:table-cell table:number-columns-repeated="101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nelle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Girofl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11700" calcext:value-type="float">
            <text:p>11 700 <text:s text:c="2"/></text:p>
          </table:table-cell>
          <table:table-cell table:number-columns-repeated="101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202600" calcext:value-type="float">
            <text:p>202 600 <text:s text:c="2"/></text:p>
          </table:table-cell>
          <table:table-cell table:number-columns-repeated="101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36400" calcext:value-type="float">
            <text:p>136 400 <text:s text:c="2"/></text:p>
          </table:table-cell>
          <table:table-cell table:number-columns-repeated="101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908700" calcext:value-type="float">
            <text:p>908 700 <text:s text:c="2"/></text:p>
          </table:table-cell>
          <table:table-cell table:number-columns-repeated="101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trèfle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8900" calcext:value-type="float">
            <text:p>58 900 <text:s text:c="2"/></text:p>
          </table:table-cell>
          <table:table-cell table:number-columns-repeated="101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39900" calcext:value-type="float">
            <text:p>39 900 <text:s text:c="2"/></text:p>
          </table:table-cell>
          <table:table-cell table:number-columns-repeated="101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haux</text:p>
          </table:table-cell>
          <table:table-cell office:value-type="float" office:value="77200" calcext:value-type="float">
            <text:p>77 200 <text:s text:c="2"/></text:p>
          </table:table-cell>
          <table:table-cell table:number-columns-repeated="101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6000" calcext:value-type="float">
            <text:p>96 000 <text:s text:c="2"/></text:p>
          </table:table-cell>
          <table:table-cell table:number-columns-repeated="101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37500" calcext:value-type="float">
            <text:p>37 500 <text:s text:c="2"/></text:p>
          </table:table-cell>
          <table:table-cell table:number-columns-repeated="101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80500" calcext:value-type="float">
            <text:p>80 500 <text:s text:c="2"/></text:p>
          </table:table-cell>
          <table:table-cell table:number-columns-repeated="101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7000" calcext:value-type="float">
            <text:p>7 000 <text:s text:c="2"/></text:p>
          </table:table-cell>
          <table:table-cell table:number-columns-repeated="101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407600" calcext:value-type="float">
            <text:p>407 600 <text:s text:c="2"/></text:p>
          </table:table-cell>
          <table:table-cell table:number-columns-repeated="101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Rocou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11400" calcext:value-type="float">
            <text:p>111 400 <text:s text:c="2"/></text:p>
          </table:table-cell>
          <table:table-cell table:number-columns-repeated="101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49700" calcext:value-type="float">
            <text:p>49 700 <text:s text:c="2"/></text:p>
          </table:table-cell>
          <table:table-cell table:number-columns-repeated="101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105200" calcext:value-type="float">
            <text:p>105 200 <text:s text:c="2"/></text:p>
          </table:table-cell>
          <table:table-cell table:number-columns-repeated="101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000" calcext:value-type="float">
            <text:p>14 000 <text:s text:c="2"/></text:p>
          </table:table-cell>
          <table:table-cell table:number-columns-repeated="101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37200" calcext:value-type="float">
            <text:p>37 200 <text:s text:c="2"/></text:p>
          </table:table-cell>
          <table:table-cell table:number-columns-repeated="101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900" calcext:value-type="float">
            <text:p>2 900 <text:s text:c="2"/></text:p>
          </table:table-cell>
          <table:table-cell table:number-columns-repeated="101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irops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10100" calcext:value-type="float">
            <text:p>10 100 <text:s text:c="2"/></text:p>
          </table:table-cell>
          <table:table-cell table:number-columns-repeated="101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50000" calcext:value-type="float">
            <text:p>50 000 <text:s text:c="2"/></text:p>
          </table:table-cell>
          <table:table-cell table:number-columns-repeated="101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1292000" calcext:value-type="float">
            <text:p>1 292 000 <text:s text:c="2"/></text:p>
          </table:table-cell>
          <table:table-cell table:number-columns-repeated="101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37200" calcext:value-type="float">
            <text:p>37 200 <text:s text:c="2"/></text:p>
          </table:table-cell>
          <table:table-cell table:number-columns-repeated="101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53700" calcext:value-type="float">
            <text:p>53 700 <text:s text:c="2"/></text:p>
          </table:table-cell>
          <table:table-cell table:number-columns-repeated="101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28400" calcext:value-type="float">
            <text:p>28 400 <text:s text:c="2"/></text:p>
          </table:table-cell>
          <table:table-cell table:number-columns-repeated="101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2900" calcext:value-type="float">
            <text:p>12 900 <text:s text:c="2"/></text:p>
          </table:table-cell>
          <table:table-cell table:number-columns-repeated="101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10800" calcext:value-type="float">
            <text:p>10 800 <text:s text:c="2"/></text:p>
          </table:table-cell>
          <table:table-cell table:number-columns-repeated="101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Bordeaux</text:p>
          </table:table-cell>
          <table:table-cell office:value-type="float" office:value="2801000" calcext:value-type="float">
            <text:p>2 801 000 <text:s text:c="2"/></text:p>
          </table:table-cell>
          <table:table-cell table:number-columns-repeated="101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lé et autres graines comestibl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6700" calcext:value-type="float">
            <text:p>6 700 <text:s text:c="2"/></text:p>
          </table:table-cell>
          <table:table-cell table:number-columns-repeated="101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airs salées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7800" calcext:value-type="float">
            <text:p>7 800 <text:s text:c="2"/></text:p>
          </table:table-cell>
          <table:table-cell table:number-columns-repeated="101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37000" calcext:value-type="float">
            <text:p>37 000 <text:s text:c="2"/></text:p>
          </table:table-cell>
          <table:table-cell table:number-columns-repeated="101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Huile de grain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20700" calcext:value-type="float">
            <text:p>20 700 <text:s text:c="2"/></text:p>
          </table:table-cell>
          <table:table-cell table:number-columns-repeated="101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aux-de-vie</text:p>
          </table:table-cell>
          <table:table-cell office:value-type="float" office:value="65600" calcext:value-type="float">
            <text:p>65 600 <text:s text:c="2"/></text:p>
          </table:table-cell>
          <table:table-cell table:number-columns-repeated="101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ivers</text:p>
          </table:table-cell>
          <table:table-cell office:value-type="float" office:value="53800" calcext:value-type="float">
            <text:p>53 800 <text:s text:c="2"/></text:p>
          </table:table-cell>
          <table:table-cell table:number-columns-repeated="101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s de liqueurs</text:p>
          </table:table-cell>
          <table:table-cell office:value-type="float" office:value="15300" calcext:value-type="float">
            <text:p>15 300 <text:s text:c="2"/></text:p>
          </table:table-cell>
          <table:table-cell table:number-columns-repeated="101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Huile d'oliv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Bestiaux en bœufs, vaches, veaux, porcs et moutons</text:p>
          </table:table-cell>
          <table:table-cell office:value-type="float" office:value="26900" calcext:value-type="float">
            <text:p>26 900 <text:s text:c="2"/></text:p>
          </table:table-cell>
          <table:table-cell table:number-columns-repeated="101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arine et pâtes d'Italie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omages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égumes</text:p>
          </table:table-cell>
          <table:table-cell office:value-type="float" office:value="4600" calcext:value-type="float">
            <text:p>4 600 <text:s text:c="2"/></text:p>
          </table:table-cell>
          <table:table-cell table:number-columns-repeated="101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ruits diver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oissons de toute sorte</text:p>
          </table:table-cell>
          <table:table-cell office:value-type="float" office:value="141200" calcext:value-type="float">
            <text:p>141 200 <text:s text:c="2"/></text:p>
          </table:table-cell>
          <table:table-cell table:number-columns-repeated="101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Mie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el</text:p>
          </table:table-cell>
          <table:table-cell office:value-type="float" office:value="4800" calcext:value-type="float">
            <text:p>4 800 <text:s text:c="2"/></text:p>
          </table:table-cell>
          <table:table-cell table:number-columns-repeated="101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Vinaig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Provisions de bouche réuni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hocolat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iqueurs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cao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afé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ucre</text:p>
          </table:table-cell>
          <table:table-cell office:value-type="float" office:value="27400" calcext:value-type="float">
            <text:p>27 400 <text:s text:c="2"/></text:p>
          </table:table-cell>
          <table:table-cell table:number-columns-repeated="101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Epiceries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Coton</text:p>
          </table:table-cell>
          <table:table-cell office:value-type="float" office:value="34300" calcext:value-type="float">
            <text:p>34 300 <text:s text:c="2"/></text:p>
          </table:table-cell>
          <table:table-cell table:number-columns-repeated="101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Fil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La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Subsistances</text:p>
          </table:table-cell>
          <table:table-cell office:value-type="string" calcext:value-type="string">
            <text:p>Soie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rai, goudron et résine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Bois divers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ires jaune et blanche</text:p>
          </table:table-cell>
          <table:table-cell office:value-type="float" office:value="27600" calcext:value-type="float">
            <text:p>27 600 <text:s text:c="2"/></text:p>
          </table:table-cell>
          <table:table-cell table:number-columns-repeated="101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uirs apprêtés</text:p>
          </table:table-cell>
          <table:table-cell office:value-type="float" office:value="44600" calcext:value-type="float">
            <text:p>44 600 <text:s text:c="2"/></text:p>
          </table:table-cell>
          <table:table-cell table:number-columns-repeated="101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raines de jardin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Tabacs</text:p>
          </table:table-cell>
          <table:table-cell office:value-type="float" office:value="48000" calcext:value-type="float">
            <text:p>48 000 <text:s text:c="2"/></text:p>
          </table:table-cell>
          <table:table-cell table:number-columns-repeated="101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rticles réuni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Alun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Cochenille</text:p>
          </table:table-cell>
          <table:table-cell office:value-type="float" office:value="47300" calcext:value-type="float">
            <text:p>47 300 <text:s text:c="2"/></text:p>
          </table:table-cell>
          <table:table-cell table:number-columns-repeated="101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Garance</text:p>
          </table:table-cell>
          <table:table-cell office:value-type="float" office:value="12600" calcext:value-type="float">
            <text:p>12 600 <text:s text:c="2"/></text:p>
          </table:table-cell>
          <table:table-cell table:number-columns-repeated="101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Indigo</text:p>
          </table:table-cell>
          <table:table-cell office:value-type="float" office:value="107400" calcext:value-type="float">
            <text:p>107 400 <text:s text:c="2"/></text:p>
          </table:table-cell>
          <table:table-cell table:number-columns-repeated="101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Verdet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Drogues réunies</text:p>
          </table:table-cell>
          <table:table-cell office:value-type="float" office:value="24700" calcext:value-type="float">
            <text:p>24 700 <text:s text:c="2"/></text:p>
          </table:table-cell>
          <table:table-cell table:number-columns-repeated="101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915100" calcext:value-type="float">
            <text:p>915 100 <text:s text:c="2"/></text:p>
          </table:table-cell>
          <table:table-cell table:number-columns-repeated="101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47500" calcext:value-type="float">
            <text:p>47 500 <text:s text:c="2"/></text:p>
          </table:table-cell>
          <table:table-cell table:number-columns-repeated="101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19200" calcext:value-type="float">
            <text:p>219 200 <text:s text:c="2"/></text:p>
          </table:table-cell>
          <table:table-cell table:number-columns-repeated="101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61300" calcext:value-type="float">
            <text:p>61 300 <text:s text:c="2"/></text:p>
          </table:table-cell>
          <table:table-cell table:number-columns-repeated="101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97200" calcext:value-type="float">
            <text:p>297 200 <text:s text:c="2"/></text:p>
          </table:table-cell>
          <table:table-cell table:number-columns-repeated="101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2500" calcext:value-type="float">
            <text:p>22 500 <text:s text:c="2"/></text:p>
          </table:table-cell>
          <table:table-cell table:number-columns-repeated="101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609000" calcext:value-type="float">
            <text:p>609 000 <text:s text:c="2"/></text:p>
          </table:table-cell>
          <table:table-cell table:number-columns-repeated="101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62700" calcext:value-type="float">
            <text:p>962 700 <text:s text:c="2"/></text:p>
          </table:table-cell>
          <table:table-cell table:number-columns-repeated="101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094100" calcext:value-type="float">
            <text:p>2 094 100 <text:s text:c="2"/></text:p>
          </table:table-cell>
          <table:table-cell table:number-columns-repeated="101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77700" calcext:value-type="float">
            <text:p>377 700 <text:s text:c="2"/></text:p>
          </table:table-cell>
          <table:table-cell table:number-columns-repeated="101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88400" calcext:value-type="float">
            <text:p>88 400 <text:s text:c="2"/></text:p>
          </table:table-cell>
          <table:table-cell table:number-columns-repeated="101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967700" calcext:value-type="float">
            <text:p>967 700 <text:s text:c="2"/></text:p>
          </table:table-cell>
          <table:table-cell table:number-columns-repeated="101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18700" calcext:value-type="float">
            <text:p>418 700 <text:s text:c="2"/></text:p>
          </table:table-cell>
          <table:table-cell table:number-columns-repeated="101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135200" calcext:value-type="float">
            <text:p>135 200 <text:s text:c="2"/></text:p>
          </table:table-cell>
          <table:table-cell table:number-columns-repeated="101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158000" calcext:value-type="float">
            <text:p>8 158 000 <text:s text:c="2"/></text:p>
          </table:table-cell>
          <table:table-cell table:number-columns-repeated="101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96300" calcext:value-type="float">
            <text:p>496 300 <text:s text:c="2"/></text:p>
          </table:table-cell>
          <table:table-cell table:number-columns-repeated="101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98500" calcext:value-type="float">
            <text:p>98 500 <text:s text:c="2"/></text:p>
          </table:table-cell>
          <table:table-cell table:number-columns-repeated="101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35800" calcext:value-type="float">
            <text:p>235 800 <text:s text:c="2"/></text:p>
          </table:table-cell>
          <table:table-cell table:number-columns-repeated="101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41600" calcext:value-type="float">
            <text:p>41 600 <text:s text:c="2"/></text:p>
          </table:table-cell>
          <table:table-cell table:number-columns-repeated="101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915600" calcext:value-type="float">
            <text:p>915 600 <text:s text:c="2"/></text:p>
          </table:table-cell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3800" calcext:value-type="float">
            <text:p>33 800 <text:s text:c="2"/></text:p>
          </table:table-cell>
          <table:table-cell table:number-columns-repeated="1016"/>
        </table:table-row>
        <table:table-row table:style-name="ro2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30900" calcext:value-type="float">
            <text:p>130 900 <text:s text:c="2"/></text:p>
          </table:table-cell>
          <table:table-cell table:number-columns-repeated="1016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3300" calcext:value-type="float">
            <text:p>23 300 <text:s text:c="2"/></text:p>
          </table:table-cell>
          <table:table-cell table:number-columns-repeated="1016"/>
        </table:table-row>
        <table:table-row table:style-name="ro2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24000" calcext:value-type="float">
            <text:p>124 000 <text:s text:c="2"/></text:p>
          </table:table-cell>
          <table:table-cell table:number-columns-repeated="1016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91200" calcext:value-type="float">
            <text:p>91 200 <text:s text:c="2"/></text:p>
          </table:table-cell>
          <table:table-cell table:number-columns-repeated="1016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17400" calcext:value-type="float">
            <text:p>117 400 <text:s text:c="2"/></text:p>
          </table:table-cell>
          <table:table-cell table:number-columns-repeated="1016"/>
        </table:table-row>
        <table:table-row table:style-name="ro2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0100" calcext:value-type="float">
            <text:p>70 100 <text:s text:c="2"/></text:p>
          </table:table-cell>
          <table:table-cell table:number-columns-repeated="1016"/>
        </table:table-row>
        <table:table-row table:style-name="ro2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8000" calcext:value-type="float">
            <text:p>38 000 <text:s text:c="2"/></text:p>
          </table:table-cell>
          <table:table-cell table:number-columns-repeated="1016"/>
        </table:table-row>
        <table:table-row table:style-name="ro2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53100" calcext:value-type="float">
            <text:p>153 100 <text:s text:c="2"/></text:p>
          </table:table-cell>
          <table:table-cell table:number-columns-repeated="1016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7000" calcext:value-type="float">
            <text:p>17 000 <text:s text:c="2"/></text:p>
          </table:table-cell>
          <table:table-cell table:number-columns-repeated="1016"/>
        </table:table-row>
        <table:table-row table:style-name="ro2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22500" calcext:value-type="float">
            <text:p>122 500 <text:s text:c="2"/></text:p>
          </table:table-cell>
          <table:table-cell table:number-columns-repeated="1016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95600" calcext:value-type="float">
            <text:p>95 600 <text:s text:c="2"/></text:p>
          </table:table-cell>
          <table:table-cell table:number-columns-repeated="1016"/>
        </table:table-row>
        <table:table-row table:style-name="ro2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5500" calcext:value-type="float">
            <text:p>105 500 <text:s text:c="2"/></text:p>
          </table:table-cell>
          <table:table-cell table:number-columns-repeated="1016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400" calcext:value-type="float">
            <text:p>4 400 <text:s text:c="2"/></text:p>
          </table:table-cell>
          <table:table-cell table:number-columns-repeated="1016"/>
        </table:table-row>
        <table:table-row table:style-name="ro2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54300" calcext:value-type="float">
            <text:p>54 300 <text:s text:c="2"/></text:p>
          </table:table-cell>
          <table:table-cell table:number-columns-repeated="1016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76300" calcext:value-type="float">
            <text:p>76 300 <text:s text:c="2"/></text:p>
          </table:table-cell>
          <table:table-cell table:number-columns-repeated="1016"/>
        </table:table-row>
        <table:table-row table:style-name="ro2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59500" calcext:value-type="float">
            <text:p>359 500 <text:s text:c="2"/></text:p>
          </table:table-cell>
          <table:table-cell table:number-columns-repeated="1016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900" calcext:value-type="float">
            <text:p>1 900 <text:s text:c="2"/></text:p>
          </table:table-cell>
          <table:table-cell table:number-columns-repeated="1016"/>
        </table:table-row>
        <table:table-row table:style-name="ro2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12400" calcext:value-type="float">
            <text:p>12 400 <text:s text:c="2"/></text:p>
          </table:table-cell>
          <table:table-cell table:number-columns-repeated="1016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372800" calcext:value-type="float">
            <text:p>1 372 800 <text:s text:c="2"/></text:p>
          </table:table-cell>
          <table:table-cell table:number-columns-repeated="1016"/>
        </table:table-row>
        <table:table-row table:style-name="ro2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48200" calcext:value-type="float">
            <text:p>148 200 <text:s text:c="2"/></text:p>
          </table:table-cell>
          <table:table-cell table:number-columns-repeated="1016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388100" calcext:value-type="float">
            <text:p>1 388 100 <text:s text:c="2"/></text:p>
          </table:table-cell>
          <table:table-cell table:number-columns-repeated="1016"/>
        </table:table-row>
        <table:table-row table:style-name="ro2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4246700" calcext:value-type="float">
            <text:p>4 246 700 <text:s text:c="2"/></text:p>
          </table:table-cell>
          <table:table-cell table:number-columns-repeated="1016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32900" calcext:value-type="float">
            <text:p>32 900 <text:s text:c="2"/></text:p>
          </table:table-cell>
          <table:table-cell table:number-columns-repeated="1016"/>
        </table:table-row>
        <table:table-row table:style-name="ro2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50500" calcext:value-type="float">
            <text:p>450 500 <text:s text:c="2"/></text:p>
          </table:table-cell>
          <table:table-cell table:number-columns-repeated="1016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4500" calcext:value-type="float">
            <text:p>1 004 500 <text:s text:c="2"/></text:p>
          </table:table-cell>
          <table:table-cell table:number-columns-repeated="1016"/>
        </table:table-row>
        <table:table-row table:style-name="ro2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58300" calcext:value-type="float">
            <text:p>58 300 <text:s text:c="2"/></text:p>
          </table:table-cell>
          <table:table-cell table:number-columns-repeated="1016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9900" calcext:value-type="float">
            <text:p>49 900 <text:s text:c="2"/></text:p>
          </table:table-cell>
          <table:table-cell table:number-columns-repeated="1016"/>
        </table:table-row>
        <table:table-row table:style-name="ro2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978200" calcext:value-type="float">
            <text:p>6 978 200 <text:s text:c="2"/></text:p>
          </table:table-cell>
          <table:table-cell table:number-columns-repeated="1016"/>
        </table:table-row>
        <table:table-row table:style-name="ro2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14300" calcext:value-type="float">
            <text:p>114 300 <text:s text:c="2"/></text:p>
          </table:table-cell>
          <table:table-cell table:number-columns-repeated="1016"/>
        </table:table-row>
        <table:table-row table:style-name="ro2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69200" calcext:value-type="float">
            <text:p>169 200 <text:s text:c="2"/></text:p>
          </table:table-cell>
          <table:table-cell table:number-columns-repeated="1016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29900" calcext:value-type="float">
            <text:p>129 900 <text:s text:c="2"/></text:p>
          </table:table-cell>
          <table:table-cell table:number-columns-repeated="1016"/>
        </table:table-row>
        <table:table-row table:style-name="ro2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41900" calcext:value-type="float">
            <text:p>141 900 <text:s text:c="2"/></text:p>
          </table:table-cell>
          <table:table-cell table:number-columns-repeated="1016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293800" calcext:value-type="float">
            <text:p>293 800 <text:s text:c="2"/></text:p>
          </table:table-cell>
          <table:table-cell table:number-columns-repeated="1016"/>
        </table:table-row>
        <table:table-row table:style-name="ro2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28800" calcext:value-type="float">
            <text:p>228 800 <text:s text:c="2"/></text:p>
          </table:table-cell>
          <table:table-cell table:number-columns-repeated="1016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47600" calcext:value-type="float">
            <text:p>147 600 <text:s text:c="2"/></text:p>
          </table:table-cell>
          <table:table-cell table:number-columns-repeated="1016"/>
        </table:table-row>
        <table:table-row table:style-name="ro2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89900" calcext:value-type="float">
            <text:p>489 900 <text:s text:c="2"/></text:p>
          </table:table-cell>
          <table:table-cell table:number-columns-repeated="1016"/>
        </table:table-row>
        <table:table-row table:style-name="ro2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22400" calcext:value-type="float">
            <text:p>1 322 400 <text:s text:c="2"/></text:p>
          </table:table-cell>
          <table:table-cell table:number-columns-repeated="1016"/>
        </table:table-row>
        <table:table-row table:style-name="ro2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111100" calcext:value-type="float">
            <text:p>111 100 <text:s text:c="2"/></text:p>
          </table:table-cell>
          <table:table-cell table:number-columns-repeated="1016"/>
        </table:table-row>
        <table:table-row table:style-name="ro2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03500" calcext:value-type="float">
            <text:p>203 500 <text:s text:c="2"/></text:p>
          </table:table-cell>
          <table:table-cell table:number-columns-repeated="1016"/>
        </table:table-row>
        <table:table-row table:style-name="ro2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29400" calcext:value-type="float">
            <text:p>229 400 <text:s text:c="2"/></text:p>
          </table:table-cell>
          <table:table-cell table:number-columns-repeated="1016"/>
        </table:table-row>
        <table:table-row table:style-name="ro2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59400" calcext:value-type="float">
            <text:p>359 400 <text:s text:c="2"/></text:p>
          </table:table-cell>
          <table:table-cell table:number-columns-repeated="1016"/>
        </table:table-row>
        <table:table-row table:style-name="ro2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4500" calcext:value-type="float">
            <text:p>54 500 <text:s text:c="2"/></text:p>
          </table:table-cell>
          <table:table-cell table:number-columns-repeated="1016"/>
        </table:table-row>
        <table:table-row table:style-name="ro2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05200" calcext:value-type="float">
            <text:p>205 200 <text:s text:c="2"/></text:p>
          </table:table-cell>
          <table:table-cell table:number-columns-repeated="1016"/>
        </table:table-row>
        <table:table-row table:style-name="ro2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47700" calcext:value-type="float">
            <text:p>147 700 <text:s text:c="2"/></text:p>
          </table:table-cell>
          <table:table-cell table:number-columns-repeated="1016"/>
        </table:table-row>
        <table:table-row table:style-name="ro2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90900" calcext:value-type="float">
            <text:p>190 900 <text:s text:c="2"/></text:p>
          </table:table-cell>
          <table:table-cell table:number-columns-repeated="1016"/>
        </table:table-row>
        <table:table-row table:style-name="ro2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86900" calcext:value-type="float">
            <text:p>86 900 <text:s text:c="2"/></text:p>
          </table:table-cell>
          <table:table-cell table:number-columns-repeated="1016"/>
        </table:table-row>
        <table:table-row table:style-name="ro2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43300" calcext:value-type="float">
            <text:p>543 300 <text:s text:c="2"/></text:p>
          </table:table-cell>
          <table:table-cell table:number-columns-repeated="1016"/>
        </table:table-row>
        <table:table-row table:style-name="ro2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87400" calcext:value-type="float">
            <text:p>187 400 <text:s text:c="2"/></text:p>
          </table:table-cell>
          <table:table-cell table:number-columns-repeated="1016"/>
        </table:table-row>
        <table:table-row table:style-name="ro2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52200" calcext:value-type="float">
            <text:p>252 200 <text:s text:c="2"/></text:p>
          </table:table-cell>
          <table:table-cell table:number-columns-repeated="1016"/>
        </table:table-row>
        <table:table-row table:style-name="ro2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16600" calcext:value-type="float">
            <text:p>116 600 <text:s text:c="2"/></text:p>
          </table:table-cell>
          <table:table-cell table:number-columns-repeated="1016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82500" calcext:value-type="float">
            <text:p>82 500 <text:s text:c="2"/></text:p>
          </table:table-cell>
          <table:table-cell table:number-columns-repeated="1016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Hollan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37700" calcext:value-type="float">
            <text:p>337 700 <text:s text:c="2"/></text:p>
          </table:table-cell>
          <table:table-cell table:number-columns-repeated="1016"/>
        </table:table-row>
        <table:table-row table:style-name="ro2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8700" calcext:value-type="float">
            <text:p>48 700 <text:s text:c="2"/></text:p>
          </table:table-cell>
          <table:table-cell table:number-columns-repeated="1016"/>
        </table:table-row>
        <table:table-row table:style-name="ro2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3900" calcext:value-type="float">
            <text:p>23 900 <text:s text:c="2"/></text:p>
          </table:table-cell>
          <table:table-cell table:number-columns-repeated="1016"/>
        </table:table-row>
        <table:table-row table:style-name="ro2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51900" calcext:value-type="float">
            <text:p>51 900 <text:s text:c="2"/></text:p>
          </table:table-cell>
          <table:table-cell table:number-columns-repeated="1016"/>
        </table:table-row>
        <table:table-row table:style-name="ro2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0000" calcext:value-type="float">
            <text:p>10 000 <text:s text:c="2"/></text:p>
          </table:table-cell>
          <table:table-cell table:number-columns-repeated="1016"/>
        </table:table-row>
        <table:table-row table:style-name="ro2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19800" calcext:value-type="float">
            <text:p>19 800 <text:s text:c="2"/></text:p>
          </table:table-cell>
          <table:table-cell table:number-columns-repeated="1016"/>
        </table:table-row>
        <table:table-row table:style-name="ro2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6700" calcext:value-type="float">
            <text:p>16 700 <text:s text:c="2"/></text:p>
          </table:table-cell>
          <table:table-cell table:number-columns-repeated="1016"/>
        </table:table-row>
        <table:table-row table:style-name="ro2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3900" calcext:value-type="float">
            <text:p>3 900 <text:s text:c="2"/></text:p>
          </table:table-cell>
          <table:table-cell table:number-columns-repeated="1016"/>
        </table:table-row>
        <table:table-row table:style-name="ro2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56400" calcext:value-type="float">
            <text:p>56 400 <text:s text:c="2"/></text:p>
          </table:table-cell>
          <table:table-cell table:number-columns-repeated="1016"/>
        </table:table-row>
        <table:table-row table:style-name="ro2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8500" calcext:value-type="float">
            <text:p>8 500 <text:s text:c="2"/></text:p>
          </table:table-cell>
          <table:table-cell table:number-columns-repeated="1016"/>
        </table:table-row>
        <table:table-row table:style-name="ro2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15000" calcext:value-type="float">
            <text:p>15 000 <text:s text:c="2"/></text:p>
          </table:table-cell>
          <table:table-cell table:number-columns-repeated="1016"/>
        </table:table-row>
        <table:table-row table:style-name="ro2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6500" calcext:value-type="float">
            <text:p>16 500 <text:s text:c="2"/></text:p>
          </table:table-cell>
          <table:table-cell table:number-columns-repeated="1016"/>
        </table:table-row>
        <table:table-row table:style-name="ro2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70000" calcext:value-type="float">
            <text:p>270 000 <text:s text:c="2"/></text:p>
          </table:table-cell>
          <table:table-cell table:number-columns-repeated="1016"/>
        </table:table-row>
        <table:table-row table:style-name="ro2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792300" calcext:value-type="float">
            <text:p>792 300 <text:s text:c="2"/></text:p>
          </table:table-cell>
          <table:table-cell table:number-columns-repeated="1016"/>
        </table:table-row>
        <table:table-row table:style-name="ro2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8400" calcext:value-type="float">
            <text:p>48 400 <text:s text:c="2"/></text:p>
          </table:table-cell>
          <table:table-cell table:number-columns-repeated="1016"/>
        </table:table-row>
        <table:table-row table:style-name="ro2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807800" calcext:value-type="float">
            <text:p>807 800 <text:s text:c="2"/></text:p>
          </table:table-cell>
          <table:table-cell table:number-columns-repeated="1016"/>
        </table:table-row>
        <table:table-row table:style-name="ro2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0500" calcext:value-type="float">
            <text:p>40 500 <text:s text:c="2"/></text:p>
          </table:table-cell>
          <table:table-cell table:number-columns-repeated="1016"/>
        </table:table-row>
        <table:table-row table:style-name="ro2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97700" calcext:value-type="float">
            <text:p>497 700 <text:s text:c="2"/></text:p>
          </table:table-cell>
          <table:table-cell table:number-columns-repeated="1016"/>
        </table:table-row>
        <table:table-row table:style-name="ro2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557200" calcext:value-type="float">
            <text:p>557 200 <text:s text:c="2"/></text:p>
          </table:table-cell>
          <table:table-cell table:number-columns-repeated="1016"/>
        </table:table-row>
        <table:table-row table:style-name="ro2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647000" calcext:value-type="float">
            <text:p>5 647 000 <text:s text:c="2"/></text:p>
          </table:table-cell>
          <table:table-cell table:number-columns-repeated="1016"/>
        </table:table-row>
        <table:table-row table:style-name="ro2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066800" calcext:value-type="float">
            <text:p>2 066 800 <text:s text:c="2"/></text:p>
          </table:table-cell>
          <table:table-cell table:number-columns-repeated="1016"/>
        </table:table-row>
        <table:table-row table:style-name="ro2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175400" calcext:value-type="float">
            <text:p>1 175 400 <text:s text:c="2"/></text:p>
          </table:table-cell>
          <table:table-cell table:number-columns-repeated="1016"/>
        </table:table-row>
        <table:table-row table:style-name="ro2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995400" calcext:value-type="float">
            <text:p>2 995 400 <text:s text:c="2"/></text:p>
          </table:table-cell>
          <table:table-cell table:number-columns-repeated="1016"/>
        </table:table-row>
        <table:table-row table:style-name="ro2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3538900" calcext:value-type="float">
            <text:p>33 538 900 <text:s text:c="2"/></text:p>
          </table:table-cell>
          <table:table-cell table:number-columns-repeated="1016"/>
        </table:table-row>
        <table:table-row table:style-name="ro2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37600" calcext:value-type="float">
            <text:p>237 600 <text:s text:c="2"/></text:p>
          </table:table-cell>
          <table:table-cell table:number-columns-repeated="1016"/>
        </table:table-row>
        <table:table-row table:style-name="ro2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43800" calcext:value-type="float">
            <text:p>343 800 <text:s text:c="2"/></text:p>
          </table:table-cell>
          <table:table-cell table:number-columns-repeated="1016"/>
        </table:table-row>
        <table:table-row table:style-name="ro2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992800" calcext:value-type="float">
            <text:p>992 800 <text:s text:c="2"/></text:p>
          </table:table-cell>
          <table:table-cell table:number-columns-repeated="1016"/>
        </table:table-row>
        <table:table-row table:style-name="ro2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1009000" calcext:value-type="float">
            <text:p>1 009 000 <text:s text:c="2"/></text:p>
          </table:table-cell>
          <table:table-cell table:number-columns-repeated="1016"/>
        </table:table-row>
        <table:table-row table:style-name="ro2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900" calcext:value-type="float">
            <text:p>7 900 <text:s text:c="2"/></text:p>
          </table:table-cell>
          <table:table-cell table:number-columns-repeated="1016"/>
        </table:table-row>
        <table:table-row table:style-name="ro2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19000" calcext:value-type="float">
            <text:p>19 000 <text:s text:c="2"/></text:p>
          </table:table-cell>
          <table:table-cell table:number-columns-repeated="1016"/>
        </table:table-row>
        <table:table-row table:style-name="ro2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763600" calcext:value-type="float">
            <text:p>763 600 <text:s text:c="2"/></text:p>
          </table:table-cell>
          <table:table-cell table:number-columns-repeated="1016"/>
        </table:table-row>
        <table:table-row table:style-name="ro2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75300" calcext:value-type="float">
            <text:p>375 300 <text:s text:c="2"/></text:p>
          </table:table-cell>
          <table:table-cell table:number-columns-repeated="1016"/>
        </table:table-row>
        <table:table-row table:style-name="ro2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454300" calcext:value-type="float">
            <text:p>454 300 <text:s text:c="2"/></text:p>
          </table:table-cell>
          <table:table-cell table:number-columns-repeated="1016"/>
        </table:table-row>
        <table:table-row table:style-name="ro2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68200" calcext:value-type="float">
            <text:p>168 200 <text:s text:c="2"/></text:p>
          </table:table-cell>
          <table:table-cell table:number-columns-repeated="1016"/>
        </table:table-row>
        <table:table-row table:style-name="ro2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828200" calcext:value-type="float">
            <text:p>828 200 <text:s text:c="2"/></text:p>
          </table:table-cell>
          <table:table-cell table:number-columns-repeated="1016"/>
        </table:table-row>
        <table:table-row table:style-name="ro2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Esprit de vin</text:p>
          </table:table-cell>
          <table:table-cell office:value-type="float" office:value="202000" calcext:value-type="float">
            <text:p>202 000 <text:s text:c="2"/></text:p>
          </table:table-cell>
          <table:table-cell table:number-columns-repeated="1016"/>
        </table:table-row>
        <table:table-row table:style-name="ro2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83600" calcext:value-type="float">
            <text:p>383 600 <text:s text:c="2"/></text:p>
          </table:table-cell>
          <table:table-cell table:number-columns-repeated="1016"/>
        </table:table-row>
        <table:table-row table:style-name="ro2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34200" calcext:value-type="float">
            <text:p>134 200 <text:s text:c="2"/></text:p>
          </table:table-cell>
          <table:table-cell table:number-columns-repeated="1016"/>
        </table:table-row>
        <table:table-row table:style-name="ro2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32700" calcext:value-type="float">
            <text:p>132 700 <text:s text:c="2"/></text:p>
          </table:table-cell>
          <table:table-cell table:number-columns-repeated="1016"/>
        </table:table-row>
        <table:table-row table:style-name="ro2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393800" calcext:value-type="float">
            <text:p>393 800 <text:s text:c="2"/></text:p>
          </table:table-cell>
          <table:table-cell table:number-columns-repeated="1016"/>
        </table:table-row>
        <table:table-row table:style-name="ro2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69100" calcext:value-type="float">
            <text:p>269 100 <text:s text:c="2"/></text:p>
          </table:table-cell>
          <table:table-cell table:number-columns-repeated="1016"/>
        </table:table-row>
        <table:table-row table:style-name="ro2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11700" calcext:value-type="float">
            <text:p>311 700 <text:s text:c="2"/></text:p>
          </table:table-cell>
          <table:table-cell table:number-columns-repeated="1016"/>
        </table:table-row>
        <table:table-row table:style-name="ro2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04500" calcext:value-type="float">
            <text:p>404 500 <text:s text:c="2"/></text:p>
          </table:table-cell>
          <table:table-cell table:number-columns-repeated="1016"/>
        </table:table-row>
        <table:table-row table:style-name="ro2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582700" calcext:value-type="float">
            <text:p>582 700 <text:s text:c="2"/></text:p>
          </table:table-cell>
          <table:table-cell table:number-columns-repeated="1016"/>
        </table:table-row>
        <table:table-row table:style-name="ro2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44400" calcext:value-type="float">
            <text:p>44 400 <text:s text:c="2"/></text:p>
          </table:table-cell>
          <table:table-cell table:number-columns-repeated="1016"/>
        </table:table-row>
        <table:table-row table:style-name="ro2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12900" calcext:value-type="float">
            <text:p>312 900 <text:s text:c="2"/></text:p>
          </table:table-cell>
          <table:table-cell table:number-columns-repeated="1016"/>
        </table:table-row>
        <table:table-row table:style-name="ro2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61200" calcext:value-type="float">
            <text:p>261 200 <text:s text:c="2"/></text:p>
          </table:table-cell>
          <table:table-cell table:number-columns-repeated="1016"/>
        </table:table-row>
        <table:table-row table:style-name="ro2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24900" calcext:value-type="float">
            <text:p>224 900 <text:s text:c="2"/></text:p>
          </table:table-cell>
          <table:table-cell table:number-columns-repeated="1016"/>
        </table:table-row>
        <table:table-row table:style-name="ro2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00900" calcext:value-type="float">
            <text:p>900 900 <text:s text:c="2"/></text:p>
          </table:table-cell>
          <table:table-cell table:number-columns-repeated="1016"/>
        </table:table-row>
        <table:table-row table:style-name="ro2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27900" calcext:value-type="float">
            <text:p>227 900 <text:s text:c="2"/></text:p>
          </table:table-cell>
          <table:table-cell table:number-columns-repeated="1016"/>
        </table:table-row>
        <table:table-row table:style-name="ro2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467000" calcext:value-type="float">
            <text:p>46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437000" calcext:value-type="float">
            <text:p>437 000 <text:s text:c="2"/></text:p>
          </table:table-cell>
          <table:table-cell table:number-columns-repeated="1016"/>
        </table:table-row>
        <table:table-row table:style-name="ro2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51400" calcext:value-type="float">
            <text:p>151 400 <text:s text:c="2"/></text:p>
          </table:table-cell>
          <table:table-cell table:number-columns-repeated="1016"/>
        </table:table-row>
        <table:table-row table:style-name="ro2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146800" calcext:value-type="float">
            <text:p>146 800 <text:s text:c="2"/></text:p>
          </table:table-cell>
          <table:table-cell table:number-columns-repeated="1016"/>
        </table:table-row>
        <table:table-row table:style-name="ro2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l'Allemagn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238000" calcext:value-type="float">
            <text:p>1 238 000 <text:s text:c="2"/></text:p>
          </table:table-cell>
          <table:table-cell table:number-columns-repeated="1016"/>
        </table:table-row>
        <table:table-row table:style-name="ro2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71600" calcext:value-type="float">
            <text:p>71 600 <text:s text:c="2"/></text:p>
          </table:table-cell>
          <table:table-cell table:number-columns-repeated="1016"/>
        </table:table-row>
        <table:table-row table:style-name="ro2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984700" calcext:value-type="float">
            <text:p>984 700 <text:s text:c="2"/></text:p>
          </table:table-cell>
          <table:table-cell table:number-columns-repeated="1016"/>
        </table:table-row>
        <table:table-row table:style-name="ro2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3100" calcext:value-type="float">
            <text:p>23 100 <text:s text:c="2"/></text:p>
          </table:table-cell>
          <table:table-cell table:number-columns-repeated="1016"/>
        </table:table-row>
        <table:table-row table:style-name="ro2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90300" calcext:value-type="float">
            <text:p>190 300 <text:s text:c="2"/></text:p>
          </table:table-cell>
          <table:table-cell table:number-columns-repeated="1016"/>
        </table:table-row>
        <table:table-row table:style-name="ro2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88900" calcext:value-type="float">
            <text:p>88 900 <text:s text:c="2"/></text:p>
          </table:table-cell>
          <table:table-cell table:number-columns-repeated="1016"/>
        </table:table-row>
        <table:table-row table:style-name="ro2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712800" calcext:value-type="float">
            <text:p>2 712 800 <text:s text:c="2"/></text:p>
          </table:table-cell>
          <table:table-cell table:number-columns-repeated="1016"/>
        </table:table-row>
        <table:table-row table:style-name="ro2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337300" calcext:value-type="float">
            <text:p>337 300 <text:s text:c="2"/></text:p>
          </table:table-cell>
          <table:table-cell table:number-columns-repeated="1016"/>
        </table:table-row>
        <table:table-row table:style-name="ro2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47200" calcext:value-type="float">
            <text:p>147 200 <text:s text:c="2"/></text:p>
          </table:table-cell>
          <table:table-cell table:number-columns-repeated="1016"/>
        </table:table-row>
        <table:table-row table:style-name="ro2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5600" calcext:value-type="float">
            <text:p>15 600 <text:s text:c="2"/></text:p>
          </table:table-cell>
          <table:table-cell table:number-columns-repeated="1016"/>
        </table:table-row>
        <table:table-row table:style-name="ro2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204000" calcext:value-type="float">
            <text:p>1 204 000 <text:s text:c="2"/></text:p>
          </table:table-cell>
          <table:table-cell table:number-columns-repeated="1016"/>
        </table:table-row>
        <table:table-row table:style-name="ro2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73700" calcext:value-type="float">
            <text:p>73 700 <text:s text:c="2"/></text:p>
          </table:table-cell>
          <table:table-cell table:number-columns-repeated="1016"/>
        </table:table-row>
        <table:table-row table:style-name="ro2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73000" calcext:value-type="float">
            <text:p>173 000 <text:s text:c="2"/></text:p>
          </table:table-cell>
          <table:table-cell table:number-columns-repeated="1016"/>
        </table:table-row>
        <table:table-row table:style-name="ro2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4600" calcext:value-type="float">
            <text:p>44 600 <text:s text:c="2"/></text:p>
          </table:table-cell>
          <table:table-cell table:number-columns-repeated="1016"/>
        </table:table-row>
        <table:table-row table:style-name="ro2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00600" calcext:value-type="float">
            <text:p>300 600 <text:s text:c="2"/></text:p>
          </table:table-cell>
          <table:table-cell table:number-columns-repeated="1016"/>
        </table:table-row>
        <table:table-row table:style-name="ro2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3900" calcext:value-type="float">
            <text:p>73 900 <text:s text:c="2"/></text:p>
          </table:table-cell>
          <table:table-cell table:number-columns-repeated="1016"/>
        </table:table-row>
        <table:table-row table:style-name="ro2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42600" calcext:value-type="float">
            <text:p>242 600 <text:s text:c="2"/></text:p>
          </table:table-cell>
          <table:table-cell table:number-columns-repeated="1016"/>
        </table:table-row>
        <table:table-row table:style-name="ro2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97600" calcext:value-type="float">
            <text:p>97 600 <text:s text:c="2"/></text:p>
          </table:table-cell>
          <table:table-cell table:number-columns-repeated="1016"/>
        </table:table-row>
        <table:table-row table:style-name="ro2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1100" calcext:value-type="float">
            <text:p>41 100 <text:s text:c="2"/></text:p>
          </table:table-cell>
          <table:table-cell table:number-columns-repeated="1016"/>
        </table:table-row>
        <table:table-row table:style-name="ro2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513300" calcext:value-type="float">
            <text:p>513 300 <text:s text:c="2"/></text:p>
          </table:table-cell>
          <table:table-cell table:number-columns-repeated="1016"/>
        </table:table-row>
        <table:table-row table:style-name="ro2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7800" calcext:value-type="float">
            <text:p>77 800 <text:s text:c="2"/></text:p>
          </table:table-cell>
          <table:table-cell table:number-columns-repeated="1016"/>
        </table:table-row>
        <table:table-row table:style-name="ro2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21500" calcext:value-type="float">
            <text:p>21 500 <text:s text:c="2"/></text:p>
          </table:table-cell>
          <table:table-cell table:number-columns-repeated="1016"/>
        </table:table-row>
        <table:table-row table:style-name="ro2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93800" calcext:value-type="float">
            <text:p>193 800 <text:s text:c="2"/></text:p>
          </table:table-cell>
          <table:table-cell table:number-columns-repeated="1016"/>
        </table:table-row>
        <table:table-row table:style-name="ro2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04500" calcext:value-type="float">
            <text:p>104 500 <text:s text:c="2"/></text:p>
          </table:table-cell>
          <table:table-cell table:number-columns-repeated="1016"/>
        </table:table-row>
        <table:table-row table:style-name="ro2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65600" calcext:value-type="float">
            <text:p>165 600 <text:s text:c="2"/></text:p>
          </table:table-cell>
          <table:table-cell table:number-columns-repeated="1016"/>
        </table:table-row>
        <table:table-row table:style-name="ro2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8400" calcext:value-type="float">
            <text:p>38 400 <text:s text:c="2"/></text:p>
          </table:table-cell>
          <table:table-cell table:number-columns-repeated="1016"/>
        </table:table-row>
        <table:table-row table:style-name="ro2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7100" calcext:value-type="float">
            <text:p>47 100 <text:s text:c="2"/></text:p>
          </table:table-cell>
          <table:table-cell table:number-columns-repeated="1016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300" calcext:value-type="float">
            <text:p>20 300 <text:s text:c="2"/></text:p>
          </table:table-cell>
          <table:table-cell table:number-columns-repeated="1016"/>
        </table:table-row>
        <table:table-row table:style-name="ro2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34400" calcext:value-type="float">
            <text:p>34 400 <text:s text:c="2"/></text:p>
          </table:table-cell>
          <table:table-cell table:number-columns-repeated="1016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9900" calcext:value-type="float">
            <text:p>19 900 <text:s text:c="2"/></text:p>
          </table:table-cell>
          <table:table-cell table:number-columns-repeated="1016"/>
        </table:table-row>
        <table:table-row table:style-name="ro2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2600" calcext:value-type="float">
            <text:p>82 600 <text:s text:c="2"/></text:p>
          </table:table-cell>
          <table:table-cell table:number-columns-repeated="1016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22300" calcext:value-type="float">
            <text:p>22 300 <text:s text:c="2"/></text:p>
          </table:table-cell>
          <table:table-cell table:number-columns-repeated="1016"/>
        </table:table-row>
        <table:table-row table:style-name="ro2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84500" calcext:value-type="float">
            <text:p>384 500 <text:s text:c="2"/></text:p>
          </table:table-cell>
          <table:table-cell table:number-columns-repeated="1016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0200" calcext:value-type="float">
            <text:p>20 200 <text:s text:c="2"/></text:p>
          </table:table-cell>
          <table:table-cell table:number-columns-repeated="1016"/>
        </table:table-row>
        <table:table-row table:style-name="ro2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44000" calcext:value-type="float">
            <text:p>44 000 <text:s text:c="2"/></text:p>
          </table:table-cell>
          <table:table-cell table:number-columns-repeated="1016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206200" calcext:value-type="float">
            <text:p>206 200 <text:s text:c="2"/></text:p>
          </table:table-cell>
          <table:table-cell table:number-columns-repeated="1016"/>
        </table:table-row>
        <table:table-row table:style-name="ro2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41100" calcext:value-type="float">
            <text:p>141 100 <text:s text:c="2"/></text:p>
          </table:table-cell>
          <table:table-cell table:number-columns-repeated="1016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6800" calcext:value-type="float">
            <text:p>6 800 <text:s text:c="2"/></text:p>
          </table:table-cell>
          <table:table-cell table:number-columns-repeated="1016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8800" calcext:value-type="float">
            <text:p>38 800 <text:s text:c="2"/></text:p>
          </table:table-cell>
          <table:table-cell table:number-columns-repeated="1016"/>
        </table:table-row>
        <table:table-row table:style-name="ro2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7200" calcext:value-type="float">
            <text:p>7 200 <text:s text:c="2"/></text:p>
          </table:table-cell>
          <table:table-cell table:number-columns-repeated="1016"/>
        </table:table-row>
        <table:table-row table:style-name="ro2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97400" calcext:value-type="float">
            <text:p>197 400 <text:s text:c="2"/></text:p>
          </table:table-cell>
          <table:table-cell table:number-columns-repeated="1016"/>
        </table:table-row>
        <table:table-row table:style-name="ro2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7000" calcext:value-type="float">
            <text:p>27 000 <text:s text:c="2"/></text:p>
          </table:table-cell>
          <table:table-cell table:number-columns-repeated="1016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1400" calcext:value-type="float">
            <text:p>11 400 <text:s text:c="2"/></text:p>
          </table:table-cell>
          <table:table-cell table:number-columns-repeated="1016"/>
        </table:table-row>
        <table:table-row table:style-name="ro2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7500" calcext:value-type="float">
            <text:p>17 500 <text:s text:c="2"/></text:p>
          </table:table-cell>
          <table:table-cell table:number-columns-repeated="1016"/>
        </table:table-row>
        <table:table-row table:style-name="ro2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0900" calcext:value-type="float">
            <text:p>40 900 <text:s text:c="2"/></text:p>
          </table:table-cell>
          <table:table-cell table:number-columns-repeated="1016"/>
        </table:table-row>
        <table:table-row table:style-name="ro2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2100" calcext:value-type="float">
            <text:p>32 100 <text:s text:c="2"/></text:p>
          </table:table-cell>
          <table:table-cell table:number-columns-repeated="1016"/>
        </table:table-row>
        <table:table-row table:style-name="ro2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000" calcext:value-type="float">
            <text:p>12 000 <text:s text:c="2"/></text:p>
          </table:table-cell>
          <table:table-cell table:number-columns-repeated="1016"/>
        </table:table-row>
        <table:table-row table:style-name="ro2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35600" calcext:value-type="float">
            <text:p>35 600 <text:s text:c="2"/></text:p>
          </table:table-cell>
          <table:table-cell table:number-columns-repeated="1016"/>
        </table:table-row>
        <table:table-row table:style-name="ro2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5200" calcext:value-type="float">
            <text:p>5 200 <text:s text:c="2"/></text:p>
          </table:table-cell>
          <table:table-cell table:number-columns-repeated="1016"/>
        </table:table-row>
        <table:table-row table:style-name="ro2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0300" calcext:value-type="float">
            <text:p>10 300 <text:s text:c="2"/></text:p>
          </table:table-cell>
          <table:table-cell table:number-columns-repeated="1016"/>
        </table:table-row>
        <table:table-row table:style-name="ro2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6000" calcext:value-type="float">
            <text:p>26 000 <text:s text:c="2"/></text:p>
          </table:table-cell>
          <table:table-cell table:number-columns-repeated="1016"/>
        </table:table-row>
        <table:table-row table:style-name="ro2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700" calcext:value-type="float">
            <text:p>18 700 <text:s text:c="2"/></text:p>
          </table:table-cell>
          <table:table-cell table:number-columns-repeated="1016"/>
        </table:table-row>
        <table:table-row table:style-name="ro2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8300" calcext:value-type="float">
            <text:p>28 300 <text:s text:c="2"/></text:p>
          </table:table-cell>
          <table:table-cell table:number-columns-repeated="1016"/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35600" calcext:value-type="float">
            <text:p>35 600 <text:s text:c="2"/></text:p>
          </table:table-cell>
          <table:table-cell table:number-columns-repeated="1016"/>
        </table:table-row>
        <table:table-row table:style-name="ro2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23700" calcext:value-type="float">
            <text:p>23 700 <text:s text:c="2"/></text:p>
          </table:table-cell>
          <table:table-cell table:number-columns-repeated="1016"/>
        </table:table-row>
        <table:table-row table:style-name="ro2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61200" calcext:value-type="float">
            <text:p>161 200 <text:s text:c="2"/></text:p>
          </table:table-cell>
          <table:table-cell table:number-columns-repeated="1016"/>
        </table:table-row>
        <table:table-row table:style-name="ro2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3000" calcext:value-type="float">
            <text:p>13 000 <text:s text:c="2"/></text:p>
          </table:table-cell>
          <table:table-cell table:number-columns-repeated="1016"/>
        </table:table-row>
        <table:table-row table:style-name="ro2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6200" calcext:value-type="float">
            <text:p>26 200 <text:s text:c="2"/></text:p>
          </table:table-cell>
          <table:table-cell table:number-columns-repeated="1016"/>
        </table:table-row>
        <table:table-row table:style-name="ro2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5000" calcext:value-type="float">
            <text:p>65 000 <text:s text:c="2"/></text:p>
          </table:table-cell>
          <table:table-cell table:number-columns-repeated="1016"/>
        </table:table-row>
        <table:table-row table:style-name="ro2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40000" calcext:value-type="float">
            <text:p>40 000 <text:s text:c="2"/></text:p>
          </table:table-cell>
          <table:table-cell table:number-columns-repeated="1016"/>
        </table:table-row>
        <table:table-row table:style-name="ro2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8500" calcext:value-type="float">
            <text:p>38 500 <text:s text:c="2"/></text:p>
          </table:table-cell>
          <table:table-cell table:number-columns-repeated="1016"/>
        </table:table-row>
        <table:table-row table:style-name="ro2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36400" calcext:value-type="float">
            <text:p>36 400 <text:s text:c="2"/></text:p>
          </table:table-cell>
          <table:table-cell table:number-columns-repeated="1016"/>
        </table:table-row>
        <table:table-row table:style-name="ro2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3400" calcext:value-type="float">
            <text:p>13 400 <text:s text:c="2"/></text:p>
          </table:table-cell>
          <table:table-cell table:number-columns-repeated="1016"/>
        </table:table-row>
        <table:table-row table:style-name="ro2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85400" calcext:value-type="float">
            <text:p>85 400 <text:s text:c="2"/></text:p>
          </table:table-cell>
          <table:table-cell table:number-columns-repeated="1016"/>
        </table:table-row>
        <table:table-row table:style-name="ro2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74700" calcext:value-type="float">
            <text:p>74 700 <text:s text:c="2"/></text:p>
          </table:table-cell>
          <table:table-cell table:number-columns-repeated="1016"/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100" calcext:value-type="float">
            <text:p>8 100 <text:s text:c="2"/></text:p>
          </table:table-cell>
          <table:table-cell table:number-columns-repeated="1016"/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46000" calcext:value-type="float">
            <text:p>46 000 <text:s text:c="2"/></text:p>
          </table:table-cell>
          <table:table-cell table:number-columns-repeated="1016"/>
        </table:table-row>
        <table:table-row table:style-name="ro2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51300" calcext:value-type="float">
            <text:p>51 300 <text:s text:c="2"/></text:p>
          </table:table-cell>
          <table:table-cell table:number-columns-repeated="1016"/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7300" calcext:value-type="float">
            <text:p>27 300 <text:s text:c="2"/></text:p>
          </table:table-cell>
          <table:table-cell table:number-columns-repeated="1016"/>
        </table:table-row>
        <table:table-row table:style-name="ro2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0700" calcext:value-type="float">
            <text:p>40 700 <text:s text:c="2"/></text:p>
          </table:table-cell>
          <table:table-cell table:number-columns-repeated="1016"/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72800" calcext:value-type="float">
            <text:p>172 800 <text:s text:c="2"/></text:p>
          </table:table-cell>
          <table:table-cell table:number-columns-repeated="1016"/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69800" calcext:value-type="float">
            <text:p>69 800 <text:s text:c="2"/></text:p>
          </table:table-cell>
          <table:table-cell table:number-columns-repeated="1016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17800" calcext:value-type="float">
            <text:p>17 800 <text:s text:c="2"/></text:p>
          </table:table-cell>
          <table:table-cell table:number-columns-repeated="1016"/>
        </table:table-row>
        <table:table-row table:style-name="ro2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5400" calcext:value-type="float">
            <text:p>15 400 <text:s text:c="2"/></text:p>
          </table:table-cell>
          <table:table-cell table:number-columns-repeated="1016"/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3000" calcext:value-type="float">
            <text:p>23 000 <text:s text:c="2"/></text:p>
          </table:table-cell>
          <table:table-cell table:number-columns-repeated="1016"/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353800" calcext:value-type="float">
            <text:p>353 800 <text:s text:c="2"/></text:p>
          </table:table-cell>
          <table:table-cell table:number-columns-repeated="1016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100" calcext:value-type="float">
            <text:p>1 100 <text:s text:c="2"/></text:p>
          </table:table-cell>
          <table:table-cell table:number-columns-repeated="1016"/>
        </table:table-row>
        <table:table-row table:style-name="ro2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6900" calcext:value-type="float">
            <text:p>6 900 <text:s text:c="2"/></text:p>
          </table:table-cell>
          <table:table-cell table:number-columns-repeated="1016"/>
        </table:table-row>
        <table:table-row table:style-name="ro2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86700" calcext:value-type="float">
            <text:p>86 700 <text:s text:c="2"/></text:p>
          </table:table-cell>
          <table:table-cell table:number-columns-repeated="1016"/>
        </table:table-row>
        <table:table-row table:style-name="ro2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5100" calcext:value-type="float">
            <text:p>15 100 <text:s text:c="2"/></text:p>
          </table:table-cell>
          <table:table-cell table:number-columns-repeated="1016"/>
        </table:table-row>
        <table:table-row table:style-name="ro2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8300" calcext:value-type="float">
            <text:p>8 300 <text:s text:c="2"/></text:p>
          </table:table-cell>
          <table:table-cell table:number-columns-repeated="1016"/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58400" calcext:value-type="float">
            <text:p>158 400 <text:s text:c="2"/></text:p>
          </table:table-cell>
          <table:table-cell table:number-columns-repeated="1016"/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08300" calcext:value-type="float">
            <text:p>208 300 <text:s text:c="2"/></text:p>
          </table:table-cell>
          <table:table-cell table:number-columns-repeated="1016"/>
        </table:table-row>
        <table:table-row table:style-name="ro2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Suèd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500" calcext:value-type="float">
            <text:p>5 500 <text:s text:c="2"/></text:p>
          </table:table-cell>
          <table:table-cell table:number-columns-repeated="1016"/>
        </table:table-row>
        <table:table-row table:style-name="ro2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57900" calcext:value-type="float">
            <text:p>157 900 <text:s text:c="2"/></text:p>
          </table:table-cell>
          <table:table-cell table:number-columns-repeated="1016"/>
        </table:table-row>
        <table:table-row table:style-name="ro2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5400" calcext:value-type="float">
            <text:p>5 400 <text:s text:c="2"/></text:p>
          </table:table-cell>
          <table:table-cell table:number-columns-repeated="1016"/>
        </table:table-row>
        <table:table-row table:style-name="ro2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3200" calcext:value-type="float">
            <text:p>93 200 <text:s text:c="2"/></text:p>
          </table:table-cell>
          <table:table-cell table:number-columns-repeated="1016"/>
        </table:table-row>
        <table:table-row table:style-name="ro2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85300" calcext:value-type="float">
            <text:p>185 300 <text:s text:c="2"/></text:p>
          </table:table-cell>
          <table:table-cell table:number-columns-repeated="1016"/>
        </table:table-row>
        <table:table-row table:style-name="ro2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53400" calcext:value-type="float">
            <text:p>53 400 <text:s text:c="2"/></text:p>
          </table:table-cell>
          <table:table-cell table:number-columns-repeated="1016"/>
        </table:table-row>
        <table:table-row table:style-name="ro2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77800" calcext:value-type="float">
            <text:p>77 800 <text:s text:c="2"/></text:p>
          </table:table-cell>
          <table:table-cell table:number-columns-repeated="1016"/>
        </table:table-row>
        <table:table-row table:style-name="ro2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5600" calcext:value-type="float">
            <text:p>55 600 <text:s text:c="2"/></text:p>
          </table:table-cell>
          <table:table-cell table:number-columns-repeated="1016"/>
        </table:table-row>
        <table:table-row table:style-name="ro2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6200" calcext:value-type="float">
            <text:p>66 200 <text:s text:c="2"/></text:p>
          </table:table-cell>
          <table:table-cell table:number-columns-repeated="1016"/>
        </table:table-row>
        <table:table-row table:style-name="ro2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48400" calcext:value-type="float">
            <text:p>448 400 <text:s text:c="2"/></text:p>
          </table:table-cell>
          <table:table-cell table:number-columns-repeated="1016"/>
        </table:table-row>
        <table:table-row table:style-name="ro2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54500" calcext:value-type="float">
            <text:p>54 500 <text:s text:c="2"/></text:p>
          </table:table-cell>
          <table:table-cell table:number-columns-repeated="1016"/>
        </table:table-row>
        <table:table-row table:style-name="ro2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627000" calcext:value-type="float">
            <text:p>627 000 <text:s text:c="2"/></text:p>
          </table:table-cell>
          <table:table-cell table:number-columns-repeated="1016"/>
        </table:table-row>
        <table:table-row table:style-name="ro2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6000" calcext:value-type="float">
            <text:p>6 000 <text:s text:c="2"/></text:p>
          </table:table-cell>
          <table:table-cell table:number-columns-repeated="1016"/>
        </table:table-row>
        <table:table-row table:style-name="ro2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29800" calcext:value-type="float">
            <text:p>29 800 <text:s text:c="2"/></text:p>
          </table:table-cell>
          <table:table-cell table:number-columns-repeated="1016"/>
        </table:table-row>
        <table:table-row table:style-name="ro2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14100" calcext:value-type="float">
            <text:p>14 100 <text:s text:c="2"/></text:p>
          </table:table-cell>
          <table:table-cell table:number-columns-repeated="1016"/>
        </table:table-row>
        <table:table-row table:style-name="ro2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7600" calcext:value-type="float">
            <text:p>7 600 <text:s text:c="2"/></text:p>
          </table:table-cell>
          <table:table-cell table:number-columns-repeated="1016"/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12200" calcext:value-type="float">
            <text:p>12 200 <text:s text:c="2"/></text:p>
          </table:table-cell>
          <table:table-cell table:number-columns-repeated="1016"/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18600" calcext:value-type="float">
            <text:p>18 600 <text:s text:c="2"/></text:p>
          </table:table-cell>
          <table:table-cell table:number-columns-repeated="1016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71600" calcext:value-type="float">
            <text:p>71 600 <text:s text:c="2"/></text:p>
          </table:table-cell>
          <table:table-cell table:number-columns-repeated="1016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9500" calcext:value-type="float">
            <text:p>49 500 <text:s text:c="2"/></text:p>
          </table:table-cell>
          <table:table-cell table:number-columns-repeated="1016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6100" calcext:value-type="float">
            <text:p>6 100 <text:s text:c="2"/></text:p>
          </table:table-cell>
          <table:table-cell table:number-columns-repeated="1016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1900" calcext:value-type="float">
            <text:p>11 900 <text:s text:c="2"/></text:p>
          </table:table-cell>
          <table:table-cell table:number-columns-repeated="1016"/>
        </table:table-row>
        <table:table-row table:style-name="ro2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2600" calcext:value-type="float">
            <text:p>2 600 <text:s text:c="2"/></text:p>
          </table:table-cell>
          <table:table-cell table:number-columns-repeated="1016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99300" calcext:value-type="float">
            <text:p>199 300 <text:s text:c="2"/></text:p>
          </table:table-cell>
          <table:table-cell table:number-columns-repeated="1016"/>
        </table:table-row>
        <table:table-row table:style-name="ro2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23100" calcext:value-type="float">
            <text:p>23 100 <text:s text:c="2"/></text:p>
          </table:table-cell>
          <table:table-cell table:number-columns-repeated="1016"/>
        </table:table-row>
        <table:table-row table:style-name="ro2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39600" calcext:value-type="float">
            <text:p>139 600 <text:s text:c="2"/></text:p>
          </table:table-cell>
          <table:table-cell table:number-columns-repeated="1016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40200" calcext:value-type="float">
            <text:p>40 200 <text:s text:c="2"/></text:p>
          </table:table-cell>
          <table:table-cell table:number-columns-repeated="1016"/>
        </table:table-row>
        <table:table-row table:style-name="ro2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06400" calcext:value-type="float">
            <text:p>106 400 <text:s text:c="2"/></text:p>
          </table:table-cell>
          <table:table-cell table:number-columns-repeated="1016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2300" calcext:value-type="float">
            <text:p>12 300 <text:s text:c="2"/></text:p>
          </table:table-cell>
          <table:table-cell table:number-columns-repeated="1016"/>
        </table:table-row>
        <table:table-row table:style-name="ro2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9200" calcext:value-type="float">
            <text:p>9 200 <text:s text:c="2"/></text:p>
          </table:table-cell>
          <table:table-cell table:number-columns-repeated="1016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90100" calcext:value-type="float">
            <text:p>990 100 <text:s text:c="2"/></text:p>
          </table:table-cell>
          <table:table-cell table:number-columns-repeated="1016"/>
        </table:table-row>
        <table:table-row table:style-name="ro2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14000" calcext:value-type="float">
            <text:p>114 000 <text:s text:c="2"/></text:p>
          </table:table-cell>
          <table:table-cell table:number-columns-repeated="1016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452700" calcext:value-type="float">
            <text:p>452 700 <text:s text:c="2"/></text:p>
          </table:table-cell>
          <table:table-cell table:number-columns-repeated="1016"/>
        </table:table-row>
        <table:table-row table:style-name="ro2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9000" calcext:value-type="float">
            <text:p>119 000 <text:s text:c="2"/></text:p>
          </table:table-cell>
          <table:table-cell table:number-columns-repeated="1016"/>
        </table:table-row>
        <table:table-row table:style-name="ro2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1458200" calcext:value-type="float">
            <text:p>1 458 200 <text:s text:c="2"/></text:p>
          </table:table-cell>
          <table:table-cell table:number-columns-repeated="1016"/>
        </table:table-row>
        <table:table-row table:style-name="ro2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722400" calcext:value-type="float">
            <text:p>722 400 <text:s text:c="2"/></text:p>
          </table:table-cell>
          <table:table-cell table:number-columns-repeated="1016"/>
        </table:table-row>
        <table:table-row table:style-name="ro2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6168800" calcext:value-type="float">
            <text:p>6 168 800 <text:s text:c="2"/></text:p>
          </table:table-cell>
          <table:table-cell table:number-columns-repeated="1016"/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6060300" calcext:value-type="float">
            <text:p>6 060 300 <text:s text:c="2"/></text:p>
          </table:table-cell>
          <table:table-cell table:number-columns-repeated="1016"/>
        </table:table-row>
        <table:table-row table:style-name="ro2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3301300" calcext:value-type="float">
            <text:p>3 301 300 <text:s text:c="2"/></text:p>
          </table:table-cell>
          <table:table-cell table:number-columns-repeated="1016"/>
        </table:table-row>
        <table:table-row table:style-name="ro2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431800" calcext:value-type="float">
            <text:p>1 431 800 <text:s text:c="2"/></text:p>
          </table:table-cell>
          <table:table-cell table:number-columns-repeated="1016"/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40700" calcext:value-type="float">
            <text:p>40 700 <text:s text:c="2"/></text:p>
          </table:table-cell>
          <table:table-cell table:number-columns-repeated="1016"/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276900" calcext:value-type="float">
            <text:p>276 900 <text:s text:c="2"/></text:p>
          </table:table-cell>
          <table:table-cell table:number-columns-repeated="1016"/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2800" calcext:value-type="float">
            <text:p>42 800 <text:s text:c="2"/></text:p>
          </table:table-cell>
          <table:table-cell table:number-columns-repeated="1016"/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413700" calcext:value-type="float">
            <text:p>413 700 <text:s text:c="2"/></text:p>
          </table:table-cell>
          <table:table-cell table:number-columns-repeated="1016"/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365200" calcext:value-type="float">
            <text:p>365 200 <text:s text:c="2"/></text:p>
          </table:table-cell>
          <table:table-cell table:number-columns-repeated="1016"/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7700" calcext:value-type="float">
            <text:p>7 700 <text:s text:c="2"/></text:p>
          </table:table-cell>
          <table:table-cell table:number-columns-repeated="1016"/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41500" calcext:value-type="float">
            <text:p>641 500 <text:s text:c="2"/></text:p>
          </table:table-cell>
          <table:table-cell table:number-columns-repeated="1016"/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84500" calcext:value-type="float">
            <text:p>184 500 <text:s text:c="2"/></text:p>
          </table:table-cell>
          <table:table-cell table:number-columns-repeated="1016"/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346600" calcext:value-type="float">
            <text:p>346 600 <text:s text:c="2"/></text:p>
          </table:table-cell>
          <table:table-cell table:number-columns-repeated="1016"/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40800" calcext:value-type="float">
            <text:p>40 800 <text:s text:c="2"/></text:p>
          </table:table-cell>
          <table:table-cell table:number-columns-repeated="1016"/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234500" calcext:value-type="float">
            <text:p>234 500 <text:s text:c="2"/></text:p>
          </table:table-cell>
          <table:table-cell table:number-columns-repeated="1016"/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87800" calcext:value-type="float">
            <text:p>87 800 <text:s text:c="2"/></text:p>
          </table:table-cell>
          <table:table-cell table:number-columns-repeated="1016"/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9600" calcext:value-type="float">
            <text:p>59 600 <text:s text:c="2"/></text:p>
          </table:table-cell>
          <table:table-cell table:number-columns-repeated="1016"/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75400" calcext:value-type="float">
            <text:p>75 400 <text:s text:c="2"/></text:p>
          </table:table-cell>
          <table:table-cell table:number-columns-repeated="1016"/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59700" calcext:value-type="float">
            <text:p>59 700 <text:s text:c="2"/></text:p>
          </table:table-cell>
          <table:table-cell table:number-columns-repeated="1016"/>
        </table:table-row>
        <table:table-row table:style-name="ro2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13300" calcext:value-type="float">
            <text:p>113 300 <text:s text:c="2"/></text:p>
          </table:table-cell>
          <table:table-cell table:number-columns-repeated="1016"/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80100" calcext:value-type="float">
            <text:p>80 100 <text:s text:c="2"/></text:p>
          </table:table-cell>
          <table:table-cell table:number-columns-repeated="1016"/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95300" calcext:value-type="float">
            <text:p>495 300 <text:s text:c="2"/></text:p>
          </table:table-cell>
          <table:table-cell table:number-columns-repeated="1016"/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93500" calcext:value-type="float">
            <text:p>193 500 <text:s text:c="2"/></text:p>
          </table:table-cell>
          <table:table-cell table:number-columns-repeated="1016"/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34800" calcext:value-type="float">
            <text:p>234 800 <text:s text:c="2"/></text:p>
          </table:table-cell>
          <table:table-cell table:number-columns-repeated="1016"/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12000" calcext:value-type="float">
            <text:p>112 000 <text:s text:c="2"/></text:p>
          </table:table-cell>
          <table:table-cell table:number-columns-repeated="1016"/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94000" calcext:value-type="float">
            <text:p>94 000 <text:s text:c="2"/></text:p>
          </table:table-cell>
          <table:table-cell table:number-columns-repeated="1016"/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79200" calcext:value-type="float">
            <text:p>79 200 <text:s text:c="2"/></text:p>
          </table:table-cell>
          <table:table-cell table:number-columns-repeated="1016"/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50900" calcext:value-type="float">
            <text:p>250 900 <text:s text:c="2"/></text:p>
          </table:table-cell>
          <table:table-cell table:number-columns-repeated="1016"/>
        </table:table-row>
        <table:table-row table:style-name="ro2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78200" calcext:value-type="float">
            <text:p>78 200 <text:s text:c="2"/></text:p>
          </table:table-cell>
          <table:table-cell table:number-columns-repeated="1016"/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381800" calcext:value-type="float">
            <text:p>381 800 <text:s text:c="2"/></text:p>
          </table:table-cell>
          <table:table-cell table:number-columns-repeated="1016"/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98200" calcext:value-type="float">
            <text:p>98 200 <text:s text:c="2"/></text:p>
          </table:table-cell>
          <table:table-cell table:number-columns-repeated="1016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6400" calcext:value-type="float">
            <text:p>36 400 <text:s text:c="2"/></text:p>
          </table:table-cell>
          <table:table-cell table:number-columns-repeated="1016"/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Chandelles</text:p>
          </table:table-cell>
          <table:table-cell office:value-type="float" office:value="81000" calcext:value-type="float">
            <text:p>81 000 <text:s text:c="2"/></text:p>
          </table:table-cell>
          <table:table-cell table:number-columns-repeated="1016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76100" calcext:value-type="float">
            <text:p>376 100 <text:s text:c="2"/></text:p>
          </table:table-cell>
          <table:table-cell table:number-columns-repeated="1016"/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0700" calcext:value-type="float">
            <text:p>10 700 <text:s text:c="2"/></text:p>
          </table:table-cell>
          <table:table-cell table:number-columns-repeated="1016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3900" calcext:value-type="float">
            <text:p>13 900 <text:s text:c="2"/></text:p>
          </table:table-cell>
          <table:table-cell table:number-columns-repeated="1016"/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500" calcext:value-type="float">
            <text:p>2 500 <text:s text:c="2"/></text:p>
          </table:table-cell>
          <table:table-cell table:number-columns-repeated="1016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964900" calcext:value-type="float">
            <text:p>964 900 <text:s text:c="2"/></text:p>
          </table:table-cell>
          <table:table-cell table:number-columns-repeated="1016"/>
        </table:table-row>
        <table:table-row table:style-name="ro2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10200" calcext:value-type="float">
            <text:p>10 200 <text:s text:c="2"/></text:p>
          </table:table-cell>
          <table:table-cell table:number-columns-repeated="1016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6200" calcext:value-type="float">
            <text:p>16 200 <text:s text:c="2"/></text:p>
          </table:table-cell>
          <table:table-cell table:number-columns-repeated="1016"/>
        </table:table-row>
        <table:table-row table:style-name="ro2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993000" calcext:value-type="float">
            <text:p>993 000 <text:s text:c="2"/></text:p>
          </table:table-cell>
          <table:table-cell table:number-columns-repeated="1016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8200" calcext:value-type="float">
            <text:p>8 200 <text:s text:c="2"/></text:p>
          </table:table-cell>
          <table:table-cell table:number-columns-repeated="1016"/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2372600" calcext:value-type="float">
            <text:p>2 372 600 <text:s text:c="2"/></text:p>
          </table:table-cell>
          <table:table-cell table:number-columns-repeated="1016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4800" calcext:value-type="float">
            <text:p>84 800 <text:s text:c="2"/></text:p>
          </table:table-cell>
          <table:table-cell table:number-columns-repeated="1016"/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0900" calcext:value-type="float">
            <text:p>10 900 <text:s text:c="2"/></text:p>
          </table:table-cell>
          <table:table-cell table:number-columns-repeated="1016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47400" calcext:value-type="float">
            <text:p>47 400 <text:s text:c="2"/></text:p>
          </table:table-cell>
          <table:table-cell table:number-columns-repeated="1016"/>
        </table:table-row>
        <table:table-row table:style-name="ro2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13600" calcext:value-type="float">
            <text:p>113 600 <text:s text:c="2"/></text:p>
          </table:table-cell>
          <table:table-cell table:number-columns-repeated="1016"/>
        </table:table-row>
        <table:table-row table:style-name="ro2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1600" calcext:value-type="float">
            <text:p>31 600 <text:s text:c="2"/></text:p>
          </table:table-cell>
          <table:table-cell table:number-columns-repeated="1016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8000" calcext:value-type="float">
            <text:p>8 000 <text:s text:c="2"/></text:p>
          </table:table-cell>
          <table:table-cell table:number-columns-repeated="1016"/>
        </table:table-row>
        <table:table-row table:style-name="ro2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3900" calcext:value-type="float">
            <text:p>23 900 <text:s text:c="2"/></text:p>
          </table:table-cell>
          <table:table-cell table:number-columns-repeated="1016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3200" calcext:value-type="float">
            <text:p>3 200 <text:s text:c="2"/></text:p>
          </table:table-cell>
          <table:table-cell table:number-columns-repeated="1016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9400" calcext:value-type="float">
            <text:p>29 400 <text:s text:c="2"/></text:p>
          </table:table-cell>
          <table:table-cell table:number-columns-repeated="1016"/>
        </table:table-row>
        <table:table-row table:style-name="ro2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38900" calcext:value-type="float">
            <text:p>38 900 <text:s text:c="2"/></text:p>
          </table:table-cell>
          <table:table-cell table:number-columns-repeated="1016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15500" calcext:value-type="float">
            <text:p>15 500 <text:s text:c="2"/></text:p>
          </table:table-cell>
          <table:table-cell table:number-columns-repeated="1016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8400" calcext:value-type="float">
            <text:p>8 400 <text:s text:c="2"/></text:p>
          </table:table-cell>
          <table:table-cell table:number-columns-repeated="1016"/>
        </table:table-row>
        <table:table-row table:style-name="ro2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71800" calcext:value-type="float">
            <text:p>71 800 <text:s text:c="2"/></text:p>
          </table:table-cell>
          <table:table-cell table:number-columns-repeated="1016"/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4700" calcext:value-type="float">
            <text:p>14 700 <text:s text:c="2"/></text:p>
          </table:table-cell>
          <table:table-cell table:number-columns-repeated="1016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675000" calcext:value-type="float">
            <text:p>675 000 <text:s text:c="2"/></text:p>
          </table:table-cell>
          <table:table-cell table:number-columns-repeated="1016"/>
        </table:table-row>
        <table:table-row table:style-name="ro2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68600" calcext:value-type="float">
            <text:p>168 600 <text:s text:c="2"/></text:p>
          </table:table-cell>
          <table:table-cell table:number-columns-repeated="1016"/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18500" calcext:value-type="float">
            <text:p>18 500 <text:s text:c="2"/></text:p>
          </table:table-cell>
          <table:table-cell table:number-columns-repeated="1016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102900" calcext:value-type="float">
            <text:p>102 900 <text:s text:c="2"/></text:p>
          </table:table-cell>
          <table:table-cell table:number-columns-repeated="1016"/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6500" calcext:value-type="float">
            <text:p>46 500 <text:s text:c="2"/></text:p>
          </table:table-cell>
          <table:table-cell table:number-columns-repeated="1016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0500" calcext:value-type="float">
            <text:p>10 500 <text:s text:c="2"/></text:p>
          </table:table-cell>
          <table:table-cell table:number-columns-repeated="1016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162600" calcext:value-type="float">
            <text:p>162 600 <text:s text:c="2"/></text:p>
          </table:table-cell>
          <table:table-cell table:number-columns-repeated="1016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11800" calcext:value-type="float">
            <text:p>11 800 <text:s text:c="2"/></text:p>
          </table:table-cell>
          <table:table-cell table:number-columns-repeated="1016"/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73700" calcext:value-type="float">
            <text:p>573 700 <text:s text:c="2"/></text:p>
          </table:table-cell>
          <table:table-cell table:number-columns-repeated="1016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14300" calcext:value-type="float">
            <text:p>14 300 <text:s text:c="2"/></text:p>
          </table:table-cell>
          <table:table-cell table:number-columns-repeated="1016"/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choirs divers en fil et coton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3800" calcext:value-type="float">
            <text:p>63 800 <text:s text:c="2"/></text:p>
          </table:table-cell>
          <table:table-cell table:number-columns-repeated="1016"/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9400" calcext:value-type="float">
            <text:p>9 400 <text:s text:c="2"/></text:p>
          </table:table-cell>
          <table:table-cell table:number-columns-repeated="1016"/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239600" calcext:value-type="float">
            <text:p>239 600 <text:s text:c="2"/></text:p>
          </table:table-cell>
          <table:table-cell table:number-columns-repeated="1016"/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36000" calcext:value-type="float">
            <text:p>36 000 <text:s text:c="2"/></text:p>
          </table:table-cell>
          <table:table-cell table:number-columns-repeated="1016"/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6600" calcext:value-type="float">
            <text:p>6 600 <text:s text:c="2"/></text:p>
          </table:table-cell>
          <table:table-cell table:number-columns-repeated="1016"/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74800" calcext:value-type="float">
            <text:p>74 800 <text:s text:c="2"/></text:p>
          </table:table-cell>
          <table:table-cell table:number-columns-repeated="1016"/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28800" calcext:value-type="float">
            <text:p>28 800 <text:s text:c="2"/></text:p>
          </table:table-cell>
          <table:table-cell table:number-columns-repeated="1016"/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100" calcext:value-type="float">
            <text:p>4 100 <text:s text:c="2"/></text:p>
          </table:table-cell>
          <table:table-cell table:number-columns-repeated="1016"/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4100" calcext:value-type="float">
            <text:p>24 100 <text:s text:c="2"/></text:p>
          </table:table-cell>
          <table:table-cell table:number-columns-repeated="1016"/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2800" calcext:value-type="float">
            <text:p>2 800 <text:s text:c="2"/></text:p>
          </table:table-cell>
          <table:table-cell table:number-columns-repeated="1016"/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115500" calcext:value-type="float">
            <text:p>115 500 <text:s text:c="2"/></text:p>
          </table:table-cell>
          <table:table-cell table:number-columns-repeated="1016"/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43400" calcext:value-type="float">
            <text:p>43 400 <text:s text:c="2"/></text:p>
          </table:table-cell>
          <table:table-cell table:number-columns-repeated="1016"/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5800" calcext:value-type="float">
            <text:p>25 800 <text:s text:c="2"/></text:p>
          </table:table-cell>
          <table:table-cell table:number-columns-repeated="1016"/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9500" calcext:value-type="float">
            <text:p>9 500 <text:s text:c="2"/></text:p>
          </table:table-cell>
          <table:table-cell table:number-columns-repeated="1016"/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99500" calcext:value-type="float">
            <text:p>99 500 <text:s text:c="2"/></text:p>
          </table:table-cell>
          <table:table-cell table:number-columns-repeated="1016"/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4700" calcext:value-type="float">
            <text:p>4 700 <text:s text:c="2"/></text:p>
          </table:table-cell>
          <table:table-cell table:number-columns-repeated="1016"/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103600" calcext:value-type="float">
            <text:p>103 600 <text:s text:c="2"/></text:p>
          </table:table-cell>
          <table:table-cell table:number-columns-repeated="1016"/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123900" calcext:value-type="float">
            <text:p>123 900 <text:s text:c="2"/></text:p>
          </table:table-cell>
          <table:table-cell table:number-columns-repeated="1016"/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465000" calcext:value-type="float">
            <text:p>465 000 <text:s text:c="2"/></text:p>
          </table:table-cell>
          <table:table-cell table:number-columns-repeated="1016"/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700" calcext:value-type="float">
            <text:p>1 700 <text:s text:c="2"/></text:p>
          </table:table-cell>
          <table:table-cell table:number-columns-repeated="1016"/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16400" calcext:value-type="float">
            <text:p>16 400 <text:s text:c="2"/></text:p>
          </table:table-cell>
          <table:table-cell table:number-columns-repeated="1016"/>
        </table:table-row>
        <table:table-row table:style-name="ro2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5600" calcext:value-type="float">
            <text:p>5 600 <text:s text:c="2"/></text:p>
          </table:table-cell>
          <table:table-cell table:number-columns-repeated="1016"/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5700" calcext:value-type="float">
            <text:p>5 700 <text:s text:c="2"/></text:p>
          </table:table-cell>
          <table:table-cell table:number-columns-repeated="1016"/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600" calcext:value-type="float">
            <text:p>11 600 <text:s text:c="2"/></text:p>
          </table:table-cell>
          <table:table-cell table:number-columns-repeated="1016"/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27300" calcext:value-type="float">
            <text:p>27 300 <text:s text:c="2"/></text:p>
          </table:table-cell>
          <table:table-cell table:number-columns-repeated="1016"/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22100" calcext:value-type="float">
            <text:p>22 100 <text:s text:c="2"/></text:p>
          </table:table-cell>
          <table:table-cell table:number-columns-repeated="1016"/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4300" calcext:value-type="float">
            <text:p>4 300 <text:s text:c="2"/></text:p>
          </table:table-cell>
          <table:table-cell table:number-columns-repeated="1016"/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14900" calcext:value-type="float">
            <text:p>14 900 <text:s text:c="2"/></text:p>
          </table:table-cell>
          <table:table-cell table:number-columns-repeated="1016"/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34100" calcext:value-type="float">
            <text:p>34 100 <text:s text:c="2"/></text:p>
          </table:table-cell>
          <table:table-cell table:number-columns-repeated="1016"/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iverses</text:p>
          </table:table-cell>
          <table:table-cell office:value-type="float" office:value="2200" calcext:value-type="float">
            <text:p>2 200 <text:s text:c="2"/></text:p>
          </table:table-cell>
          <table:table-cell table:number-columns-repeated="1016"/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58000" calcext:value-type="float">
            <text:p>58 000 <text:s text:c="2"/></text:p>
          </table:table-cell>
          <table:table-cell table:number-columns-repeated="1016"/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48800" calcext:value-type="float">
            <text:p>48 800 <text:s text:c="2"/></text:p>
          </table:table-cell>
          <table:table-cell table:number-columns-repeated="1016"/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20900" calcext:value-type="float">
            <text:p>20 900 <text:s text:c="2"/></text:p>
          </table:table-cell>
          <table:table-cell table:number-columns-repeated="1016"/>
        </table:table-row>
        <table:table-row table:style-name="ro2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700" calcext:value-type="float">
            <text:p>700 <text:s text:c="2"/></text:p>
          </table:table-cell>
          <table:table-cell table:number-columns-repeated="1016"/>
        </table:table-row>
        <table:table-row table:style-name="ro2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Objets manufacturés réunis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11000" calcext:value-type="float">
            <text:p>11 000 <text:s text:c="2"/></text:p>
          </table:table-cell>
          <table:table-cell table:number-columns-repeated="1016"/>
        </table:table-row>
        <table:table-row table:style-name="ro2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33100" calcext:value-type="float">
            <text:p>33 100 <text:s text:c="2"/></text:p>
          </table:table-cell>
          <table:table-cell table:number-columns-repeated="1016"/>
        </table:table-row>
        <table:table-row table:style-name="ro2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19600" calcext:value-type="float">
            <text:p>19 600 <text:s text:c="2"/></text:p>
          </table:table-cell>
          <table:table-cell table:number-columns-repeated="1016"/>
        </table:table-row>
        <table:table-row table:style-name="ro2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35700" calcext:value-type="float">
            <text:p>35 700 <text:s text:c="2"/></text:p>
          </table:table-cell>
          <table:table-cell table:number-columns-repeated="1016"/>
        </table:table-row>
        <table:table-row table:style-name="ro2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82700" calcext:value-type="float">
            <text:p>82 700 <text:s text:c="2"/></text:p>
          </table:table-cell>
          <table:table-cell table:number-columns-repeated="1016"/>
        </table:table-row>
        <table:table-row table:style-name="ro2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26300" calcext:value-type="float">
            <text:p>26 300 <text:s text:c="2"/></text:p>
          </table:table-cell>
          <table:table-cell table:number-columns-repeated="1016"/>
        </table:table-row>
        <table:table-row table:style-name="ro2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57000" calcext:value-type="float">
            <text:p>157 000 <text:s text:c="2"/></text:p>
          </table:table-cell>
          <table:table-cell table:number-columns-repeated="1016"/>
        </table:table-row>
        <table:table-row table:style-name="ro2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116900" calcext:value-type="float">
            <text:p>116 900 <text:s text:c="2"/></text:p>
          </table:table-cell>
          <table:table-cell table:number-columns-repeated="1016"/>
        </table:table-row>
        <table:table-row table:style-name="ro2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2100" calcext:value-type="float">
            <text:p>2 100 <text:s text:c="2"/></text:p>
          </table:table-cell>
          <table:table-cell table:number-columns-repeated="1016"/>
        </table:table-row>
        <table:table-row table:style-name="ro2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5400" calcext:value-type="float">
            <text:p>25 400 <text:s text:c="2"/></text:p>
          </table:table-cell>
          <table:table-cell table:number-columns-repeated="1016"/>
        </table:table-row>
        <table:table-row table:style-name="ro2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133600" calcext:value-type="float">
            <text:p>133 600 <text:s text:c="2"/></text:p>
          </table:table-cell>
          <table:table-cell table:number-columns-repeated="1016"/>
        </table:table-row>
        <table:table-row table:style-name="ro2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36100" calcext:value-type="float">
            <text:p>36 100 <text:s text:c="2"/></text:p>
          </table:table-cell>
          <table:table-cell table:number-columns-repeated="1016"/>
        </table:table-row>
        <table:table-row table:style-name="ro2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Bêtes de somme</text:p>
          </table:table-cell>
          <table:table-cell office:value-type="string" calcext:value-type="string">
            <text:p>Mules et mulets</text:p>
          </table:table-cell>
          <table:table-cell office:value-type="float" office:value="3800" calcext:value-type="float">
            <text:p>3 800 <text:s text:c="2"/></text:p>
          </table:table-cell>
          <table:table-cell table:number-columns-repeated="1016"/>
        </table:table-row>
        <table:table-row table:style-name="ro2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Cuivre</text:p>
          </table:table-cell>
          <table:table-cell office:value-type="float" office:value="5900" calcext:value-type="float">
            <text:p>5 900 <text:s text:c="2"/></text:p>
          </table:table-cell>
          <table:table-cell table:number-columns-repeated="1016"/>
        </table:table-row>
        <table:table-row table:style-name="ro2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Fers</text:p>
          </table:table-cell>
          <table:table-cell office:value-type="float" office:value="87200" calcext:value-type="float">
            <text:p>87 200 <text:s text:c="2"/></text:p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étaux</text:p>
          </table:table-cell>
          <table:table-cell office:value-type="string" calcext:value-type="string">
            <text:p>Autres métaux</text:p>
          </table:table-cell>
          <table:table-cell office:value-type="float" office:value="2700" calcext:value-type="float">
            <text:p>2 700 <text:s text:c="2"/></text:p>
          </table:table-cell>
          <table:table-cell table:number-columns-repeated="1016"/>
        </table:table-row>
        <table:table-row table:style-name="ro2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iverses</text:p>
          </table:table-cell>
          <table:table-cell office:value-type="float" office:value="387500" calcext:value-type="float">
            <text:p>387 500 <text:s text:c="2"/></text:p>
          </table:table-cell>
          <table:table-cell table:number-columns-repeated="1016"/>
        </table:table-row>
        <table:table-row table:style-name="ro2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Bonneteries de soie</text:p>
          </table:table-cell>
          <table:table-cell office:value-type="float" office:value="132400" calcext:value-type="float">
            <text:p>132 400 <text:s text:c="2"/></text:p>
          </table:table-cell>
          <table:table-cell table:number-columns-repeated="1016"/>
        </table:table-row>
        <table:table-row table:style-name="ro2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Chapellerie</text:p>
          </table:table-cell>
          <table:table-cell office:value-type="float" office:value="35900" calcext:value-type="float">
            <text:p>35 900 <text:s text:c="2"/></text:p>
          </table:table-cell>
          <table:table-cell table:number-columns-repeated="1016"/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entelles</text:p>
          </table:table-cell>
          <table:table-cell office:value-type="float" office:value="62500" calcext:value-type="float">
            <text:p>6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Draperies</text:p>
          </table:table-cell>
          <table:table-cell office:value-type="float" office:value="26800" calcext:value-type="float">
            <text:p>26 800 <text:s text:c="2"/></text:p>
          </table:table-cell>
          <table:table-cell table:number-columns-repeated="1016"/>
        </table:table-row>
        <table:table-row table:style-name="ro2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coton</text:p>
          </table:table-cell>
          <table:table-cell office:value-type="float" office:value="92600" calcext:value-type="float">
            <text:p>92 600 <text:s text:c="2"/></text:p>
          </table:table-cell>
          <table:table-cell table:number-columns-repeated="1016"/>
        </table:table-row>
        <table:table-row table:style-name="ro2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laine</text:p>
          </table:table-cell>
          <table:table-cell office:value-type="float" office:value="49500" calcext:value-type="float">
            <text:p>49 500 <text:s text:c="2"/></text:p>
          </table:table-cell>
          <table:table-cell table:number-columns-repeated="1016"/>
        </table:table-row>
        <table:table-row table:style-name="ro2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de soie</text:p>
          </table:table-cell>
          <table:table-cell office:value-type="float" office:value="1005900" calcext:value-type="float">
            <text:p>1 005 900 <text:s text:c="2"/></text:p>
          </table:table-cell>
          <table:table-cell table:number-columns-repeated="1016"/>
        </table:table-row>
        <table:table-row table:style-name="ro2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Etoffes mélangées de ces matières</text:p>
          </table:table-cell>
          <table:table-cell office:value-type="float" office:value="253300" calcext:value-type="float">
            <text:p>253 300 <text:s text:c="2"/></text:p>
          </table:table-cell>
          <table:table-cell table:number-columns-repeated="1016"/>
        </table:table-row>
        <table:table-row table:style-name="ro2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Gazes, crêpes et mouchoirs de soie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de soie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Rubannerie ordinaire</text:p>
          </table:table-cell>
          <table:table-cell office:value-type="float" office:value="4200" calcext:value-type="float">
            <text:p>4 200 <text:s text:c="2"/></text:p>
          </table:table-cell>
          <table:table-cell table:number-columns-repeated="1016"/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lin et de chanvre</text:p>
          </table:table-cell>
          <table:table-cell office:value-type="float" office:value="86700" calcext:value-type="float">
            <text:p>86 700 <text:s text:c="2"/></text:p>
          </table:table-cell>
          <table:table-cell table:number-columns-repeated="1016"/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coto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Toiles de fil et coton</text:p>
          </table:table-cell>
          <table:table-cell office:value-type="float" office:value="31700" calcext:value-type="float">
            <text:p>31 700 <text:s text:c="2"/></text:p>
          </table:table-cell>
          <table:table-cell table:number-columns-repeated="1016"/>
        </table:table-row>
        <table:table-row table:style-name="ro2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Objets manufacturés</text:p>
          </table:table-cell>
          <table:table-cell office:value-type="string" calcext:value-type="string">
            <text:p>Mousselines</text:p>
          </table:table-cell>
          <table:table-cell office:value-type="float" office:value="256600" calcext:value-type="float">
            <text:p>256 600 <text:s text:c="2"/></text:p>
          </table:table-cell>
          <table:table-cell table:number-columns-repeated="1016"/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rceries</text:p>
          </table:table-cell>
          <table:table-cell office:value-type="float" office:value="67000" calcext:value-type="float">
            <text:p>67 000 <text:s text:c="2"/></text:p>
          </table:table-cell>
          <table:table-cell table:number-columns-repeated="1016"/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Gants de peau</text:p>
          </table:table-cell>
          <table:table-cell office:value-type="float" office:value="31300" calcext:value-type="float">
            <text:p>31 300 <text:s text:c="2"/></text:p>
          </table:table-cell>
          <table:table-cell table:number-columns-repeated="1016"/>
        </table:table-row>
        <table:table-row table:style-name="ro2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abillements et lingerie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Faïence et poterie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Horlogerie</text:p>
          </table:table-cell>
          <table:table-cell office:value-type="float" office:value="6300" calcext:value-type="float">
            <text:p>6 300 <text:s text:c="2"/></text:p>
          </table:table-cell>
          <table:table-cell table:number-columns-repeated="1016"/>
        </table:table-row>
        <table:table-row table:style-name="ro2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Meubles et glaces</text:p>
          </table:table-cell>
          <table:table-cell office:value-type="float" office:value="15900" calcext:value-type="float">
            <text:p>15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Tableaux et estampes</text:p>
          </table:table-cell>
          <table:table-cell office:value-type="float" office:value="1300" calcext:value-type="float">
            <text:p>1 300 <text:s text:c="2"/></text:p>
          </table:table-cell>
          <table:table-cell table:number-columns-repeated="1016"/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Quincaillerie</text:p>
          </table:table-cell>
          <table:table-cell office:value-type="float" office:value="4900" calcext:value-type="float">
            <text:p>4 900 <text:s text:c="2"/></text:p>
          </table:table-cell>
          <table:table-cell table:number-columns-repeated="1016"/>
        </table:table-row>
        <table:table-row table:style-name="ro2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rfumerie et eaux spiritueuses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Savons</text:p>
          </table:table-cell>
          <table:table-cell office:value-type="float" office:value="500" calcext:value-type="float">
            <text:p>500 <text:s text:c="2"/></text:p>
          </table:table-cell>
          <table:table-cell table:number-columns-repeated="1016"/>
        </table:table-row>
        <table:table-row table:style-name="ro2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Verrerie</text:p>
          </table:table-cell>
          <table:table-cell office:value-type="float" office:value="9800" calcext:value-type="float">
            <text:p>9 800 <text:s text:c="2"/></text:p>
          </table:table-cell>
          <table:table-cell table:number-columns-repeated="1016"/>
        </table:table-row>
        <table:table-row table:style-name="ro2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orcelain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Bijouterie</text:p>
          </table:table-cell>
          <table:table-cell office:value-type="float" office:value="124200" calcext:value-type="float">
            <text:p>124 200 <text:s text:c="2"/></text:p>
          </table:table-cell>
          <table:table-cell table:number-columns-repeated="1016"/>
        </table:table-row>
        <table:table-row table:style-name="ro2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Dorures fines</text:p>
          </table:table-cell>
          <table:table-cell office:value-type="float" office:value="7300" calcext:value-type="float">
            <text:p>7 300 <text:s text:c="2"/></text:p>
          </table:table-cell>
          <table:table-cell table:number-columns-repeated="1016"/>
        </table:table-row>
        <table:table-row table:style-name="ro2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Librairie</text:p>
          </table:table-cell>
          <table:table-cell office:value-type="float" office:value="26600" calcext:value-type="float">
            <text:p>26 600 <text:s text:c="2"/></text:p>
          </table:table-cell>
          <table:table-cell table:number-columns-repeated="1016"/>
        </table:table-row>
        <table:table-row table:style-name="ro2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r en cordonnerie et sellerie</text:p>
          </table:table-cell>
          <table:table-cell office:value-type="float" office:value="9300" calcext:value-type="float">
            <text:p>9 300 <text:s text:c="2"/></text:p>
          </table:table-cell>
          <table:table-cell table:number-columns-repeated="1016"/>
        </table:table-row>
        <table:table-row table:style-name="ro2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ivers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cuivre doré et argenté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Ouvrages de modes et fleurs artificielles</text:p>
          </table:table-cell>
          <table:table-cell office:value-type="float" office:value="49300" calcext:value-type="float">
            <text:p>49 300 <text:s text:c="2"/></text:p>
          </table:table-cell>
          <table:table-cell table:number-columns-repeated="1016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ssementerie</text:p>
          </table:table-cell>
          <table:table-cell office:value-type="float" office:value="31400" calcext:value-type="float">
            <text:p>31 400 <text:s text:c="2"/></text:p>
          </table:table-cell>
          <table:table-cell table:number-columns-repeated="1016"/>
        </table:table-row>
        <table:table-row table:style-name="ro2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eaux et pelleteries</text:p>
          </table:table-cell>
          <table:table-cell office:value-type="float" office:value="14200" calcext:value-type="float">
            <text:p>14 200 <text:s text:c="2"/></text:p>
          </table:table-cell>
          <table:table-cell table:number-columns-repeated="1016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à écrire</text:p>
          </table:table-cell>
          <table:table-cell office:value-type="float" office:value="38600" calcext:value-type="float">
            <text:p>38 600 <text:s text:c="2"/></text:p>
          </table:table-cell>
          <table:table-cell table:number-columns-repeated="1016"/>
        </table:table-row>
        <table:table-row table:style-name="ro2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Papiers pour tenture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Industrie générale</text:p>
          </table:table-cell>
          <table:table-cell office:value-type="string" calcext:value-type="string">
            <text:p>Articles d'industrie réunis</text:p>
          </table:table-cell>
          <table:table-cell office:value-type="float" office:value="54400" calcext:value-type="float">
            <text:p>54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9500" calcext:value-type="float">
            <text:p>19 500 <text:s text:c="2"/></text:p>
          </table:table-cell>
          <table:table-cell table:number-columns-repeated="1016"/>
        </table:table-row>
        <table:table-row table:style-name="ro2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600" calcext:value-type="float">
            <text:p>1 600 <text:s text:c="2"/></text:p>
          </table:table-cell>
          <table:table-cell table:number-columns-repeated="1016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35200" calcext:value-type="float">
            <text:p>135 200 <text:s text:c="2"/></text:p>
          </table:table-cell>
          <table:table-cell table:number-columns-repeated="1016"/>
        </table:table-row>
        <table:table-row table:style-name="ro2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100" calcext:value-type="float">
            <text:p>5 100 <text:s text:c="2"/></text:p>
          </table:table-cell>
          <table:table-cell table:number-columns-repeated="1016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sp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0000" calcext:value-type="float">
            <text:p>3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54600" calcext:value-type="float">
            <text:p>54 600 <text:s text:c="2"/></text:p>
          </table:table-cell>
          <table:table-cell table:number-columns-repeated="1016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16300" calcext:value-type="float">
            <text:p>216 300 <text:s text:c="2"/></text:p>
          </table:table-cell>
          <table:table-cell table:number-columns-repeated="1016"/>
        </table:table-row>
        <table:table-row table:style-name="ro2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4200" calcext:value-type="float">
            <text:p>94 200 <text:s text:c="2"/></text:p>
          </table:table-cell>
          <table:table-cell table:number-columns-repeated="1016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1400" calcext:value-type="float">
            <text:p>1 400 <text:s text:c="2"/></text:p>
          </table:table-cell>
          <table:table-cell table:number-columns-repeated="1016"/>
        </table:table-row>
        <table:table-row table:style-name="ro2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14600" calcext:value-type="float">
            <text:p>1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70400" calcext:value-type="float">
            <text:p>170 400 <text:s text:c="2"/></text:p>
          </table:table-cell>
          <table:table-cell table:number-columns-repeated="1016"/>
        </table:table-row>
        <table:table-row table:style-name="ro2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53600" calcext:value-type="float">
            <text:p>53 600 <text:s text:c="2"/></text:p>
          </table:table-cell>
          <table:table-cell table:number-columns-repeated="1016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Hollande 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0" calcext:value-type="float">
            <text:p>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8000" calcext:value-type="float">
            <text:p>18 000 <text:s text:c="2"/></text:p>
          </table:table-cell>
          <table:table-cell table:number-columns-repeated="1016"/>
        </table:table-row>
        <table:table-row table:style-name="ro2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Pru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5800" calcext:value-type="float">
            <text:p>5 800 <text:s text:c="2"/></text:p>
          </table:table-cell>
          <table:table-cell table:number-columns-repeated="1016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20000" calcext:value-type="float">
            <text:p>20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70600" calcext:value-type="float">
            <text:p>170 600 <text:s text:c="2"/></text:p>
          </table:table-cell>
          <table:table-cell table:number-columns-repeated="1016"/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0600" calcext:value-type="float">
            <text:p>10 600 <text:s text:c="2"/></text:p>
          </table:table-cell>
          <table:table-cell table:number-columns-repeated="1016"/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400" calcext:value-type="float">
            <text:p>7 400 <text:s text:c="2"/></text:p>
          </table:table-cell>
          <table:table-cell table:number-columns-repeated="1016"/>
        </table:table-row>
        <table:table-row table:style-name="ro2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76800" calcext:value-type="float">
            <text:p>76 800 <text:s text:c="2"/></text:p>
          </table:table-cell>
          <table:table-cell table:number-columns-repeated="1016"/>
        </table:table-row>
        <table:table-row table:style-name="ro2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45500" calcext:value-type="float">
            <text:p>445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39700" calcext:value-type="float">
            <text:p>239 700 <text:s text:c="2"/></text:p>
          </table:table-cell>
          <table:table-cell table:number-columns-repeated="1016"/>
        </table:table-row>
        <table:table-row table:style-name="ro2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8141500" calcext:value-type="float">
            <text:p>8 141 500 <text:s text:c="2"/></text:p>
          </table:table-cell>
          <table:table-cell table:number-columns-repeated="1016"/>
        </table:table-row>
        <table:table-row table:style-name="ro2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'Allemagn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1000" calcext:value-type="float">
            <text:p>31 000 <text:s text:c="2"/></text:p>
          </table:table-cell>
          <table:table-cell table:number-columns-repeated="1016"/>
        </table:table-row>
        <table:table-row table:style-name="ro2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300" calcext:value-type="float">
            <text:p>3 300 <text:s text:c="2"/></text:p>
          </table:table-cell>
          <table:table-cell table:number-columns-repeated="1016"/>
        </table:table-row>
        <table:table-row table:style-name="ro2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46800" calcext:value-type="float">
            <text:p>46 800 <text:s text:c="2"/></text:p>
          </table:table-cell>
          <table:table-cell table:number-columns-repeated="1016"/>
        </table:table-row>
        <table:table-row table:style-name="ro2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43300" calcext:value-type="float">
            <text:p>43 300 <text:s text:c="2"/></text:p>
          </table:table-cell>
          <table:table-cell table:number-columns-repeated="1016"/>
        </table:table-row>
        <table:table-row table:style-name="ro2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9100" calcext:value-type="float">
            <text:p>9 100 <text:s text:c="2"/></text:p>
          </table:table-cell>
          <table:table-cell table:number-columns-repeated="1016"/>
        </table:table-row>
        <table:table-row table:style-name="ro2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60900" calcext:value-type="float">
            <text:p>260 900 <text:s text:c="2"/></text:p>
          </table:table-cell>
          <table:table-cell table:number-columns-repeated="1016"/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7700" calcext:value-type="float">
            <text:p>47 700 <text:s text:c="2"/></text:p>
          </table:table-cell>
          <table:table-cell table:number-columns-repeated="1016"/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25700" calcext:value-type="float">
            <text:p>25 700 <text:s text:c="2"/></text:p>
          </table:table-cell>
          <table:table-cell table:number-columns-repeated="1016"/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épublique de Suiss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6600" calcext:value-type="float">
            <text:p>16 600 <text:s text:c="2"/></text:p>
          </table:table-cell>
          <table:table-cell table:number-columns-repeated="1016"/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2500" calcext:value-type="float">
            <text:p>12 500 <text:s text:c="2"/></text:p>
          </table:table-cell>
          <table:table-cell table:number-columns-repeated="1016"/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000" calcext:value-type="float">
            <text:p>2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-Unis d'Amériqu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00" calcext:value-type="float">
            <text:p>300 <text:s text:c="2"/></text:p>
          </table:table-cell>
          <table:table-cell table:number-columns-repeated="1016"/>
        </table:table-row>
        <table:table-row table:style-name="ro2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3000" calcext:value-type="float">
            <text:p>3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69600" calcext:value-type="float">
            <text:p>69 600 <text:s text:c="2"/></text:p>
          </table:table-cell>
          <table:table-cell table:number-columns-repeated="1016"/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3200" calcext:value-type="float">
            <text:p>13 200 <text:s text:c="2"/></text:p>
          </table:table-cell>
          <table:table-cell table:number-columns-repeated="1016"/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Villes Anséatiqu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800" calcext:value-type="float">
            <text:p>1 800 <text:s text:c="2"/></text:p>
          </table:table-cell>
          <table:table-cell table:number-columns-repeated="1016"/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3700" calcext:value-type="float">
            <text:p>33 700 <text:s text:c="2"/></text:p>
          </table:table-cell>
          <table:table-cell table:number-columns-repeated="1016"/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198500" calcext:value-type="float">
            <text:p>198 500 <text:s text:c="2"/></text:p>
          </table:table-cell>
          <table:table-cell table:number-columns-repeated="1016"/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556000" calcext:value-type="float">
            <text:p>556 000 <text:s text:c="2"/></text:p>
          </table:table-cell>
          <table:table-cell table:number-columns-repeated="1016"/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500" calcext:value-type="float">
            <text:p>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Danemarck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200" calcext:value-type="float">
            <text:p>1 200 <text:s text:c="2"/></text:p>
          </table:table-cell>
          <table:table-cell table:number-columns-repeated="1016"/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4500" calcext:value-type="float">
            <text:p>14 500 <text:s text:c="2"/></text:p>
          </table:table-cell>
          <table:table-cell table:number-columns-repeated="1016"/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000" calcext:value-type="float">
            <text:p>3 000 <text:s text:c="2"/></text:p>
          </table:table-cell>
          <table:table-cell table:number-columns-repeated="1016"/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3200" calcext:value-type="float">
            <text:p>33 200 <text:s text:c="2"/></text:p>
          </table:table-cell>
          <table:table-cell table:number-columns-repeated="1016"/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44300" calcext:value-type="float">
            <text:p>44 300 <text:s text:c="2"/></text:p>
          </table:table-cell>
          <table:table-cell table:number-columns-repeated="1016"/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08100" calcext:value-type="float">
            <text:p>108 100 <text:s text:c="2"/></text:p>
          </table:table-cell>
          <table:table-cell table:number-columns-repeated="1016"/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Etru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700" calcext:value-type="float">
            <text:p>3 700 <text:s text:c="2"/></text:p>
          </table:table-cell>
          <table:table-cell table:number-columns-repeated="1016"/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87200" calcext:value-type="float">
            <text:p>87 200 <text:s text:c="2"/></text:p>
          </table:table-cell>
          <table:table-cell table:number-columns-repeated="1016"/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2300" calcext:value-type="float">
            <text:p>2 300 <text:s text:c="2"/></text:p>
          </table:table-cell>
          <table:table-cell table:number-columns-repeated="1016"/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80600" calcext:value-type="float">
            <text:p>8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7100" calcext:value-type="float">
            <text:p>7 100 <text:s text:c="2"/></text:p>
          </table:table-cell>
          <table:table-cell table:number-columns-repeated="1016"/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8800" calcext:value-type="float">
            <text:p>8 800 <text:s text:c="2"/></text:p>
          </table:table-cell>
          <table:table-cell table:number-columns-repeated="1016"/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85600" calcext:value-type="float">
            <text:p>85 600 <text:s text:c="2"/></text:p>
          </table:table-cell>
          <table:table-cell table:number-columns-repeated="1016"/>
        </table:table-row>
        <table:table-row table:style-name="ro2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9700" calcext:value-type="float">
            <text:p>29 700 <text:s text:c="2"/></text:p>
          </table:table-cell>
          <table:table-cell table:number-columns-repeated="1016"/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'Ital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7900" calcext:value-type="float">
            <text:p>17 900 <text:s text:c="2"/></text:p>
          </table:table-cell>
          <table:table-cell table:number-columns-repeated="1016"/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600" calcext:value-type="float">
            <text:p>600 <text:s text:c="2"/></text:p>
          </table:table-cell>
          <table:table-cell table:number-columns-repeated="1016"/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900" calcext:value-type="float">
            <text:p>900 <text:s text:c="2"/></text:p>
          </table:table-cell>
          <table:table-cell table:number-columns-repeated="1016"/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32700" calcext:value-type="float">
            <text:p>32 700 <text:s text:c="2"/></text:p>
          </table:table-cell>
          <table:table-cell table:number-columns-repeated="1016"/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200" calcext:value-type="float">
            <text:p>200 <text:s text:c="2"/></text:p>
          </table:table-cell>
          <table:table-cell table:number-columns-repeated="1016"/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Ottoman et Barbar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100" calcext:value-type="float">
            <text:p>3 100 <text:s text:c="2"/></text:p>
          </table:table-cell>
          <table:table-cell table:number-columns-repeated="1016"/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4000" calcext:value-type="float">
            <text:p>4 000 <text:s text:c="2"/></text:p>
          </table:table-cell>
          <table:table-cell table:number-columns-repeated="1016"/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Gommes diverses</text:p>
          </table:table-cell>
          <table:table-cell office:value-type="float" office:value="800" calcext:value-type="float">
            <text:p>800 <text:s text:c="2"/></text:p>
          </table:table-cell>
          <table:table-cell table:number-columns-repeated="1016"/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8600" calcext:value-type="float">
            <text:p>8 600 <text:s text:c="2"/></text:p>
          </table:table-cell>
          <table:table-cell table:number-columns-repeated="1016"/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5700" calcext:value-type="float">
            <text:p>25 700 <text:s text:c="2"/></text:p>
          </table:table-cell>
          <table:table-cell table:number-columns-repeated="1016"/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40600" calcext:value-type="float">
            <text:p>40 600 <text:s text:c="2"/></text:p>
          </table:table-cell>
          <table:table-cell table:number-columns-repeated="1016"/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Royaume de Naples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3400" calcext:value-type="float">
            <text:p>3 400 <text:s text:c="2"/></text:p>
          </table:table-cell>
          <table:table-cell table:number-columns-repeated="1016"/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38200" calcext:value-type="float">
            <text:p>38 200 <text:s text:c="2"/></text:p>
          </table:table-cell>
          <table:table-cell table:number-columns-repeated="1016"/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3600" calcext:value-type="float">
            <text:p>3 600 <text:s text:c="2"/></text:p>
          </table:table-cell>
          <table:table-cell table:number-columns-repeated="1016"/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1500" calcext:value-type="float">
            <text:p>1 500 <text:s text:c="2"/></text:p>
          </table:table-cell>
          <table:table-cell table:number-columns-repeated="1016"/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'Autrich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400" calcext:value-type="float">
            <text:p>400 <text:s text:c="2"/></text:p>
          </table:table-cell>
          <table:table-cell table:number-columns-repeated="1016"/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2400" calcext:value-type="float">
            <text:p>2 400 <text:s text:c="2"/></text:p>
          </table:table-cell>
          <table:table-cell table:number-columns-repeated="1016"/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Huile et essence de térébenthine</text:p>
          </table:table-cell>
          <table:table-cell office:value-type="float" office:value="71300" calcext:value-type="float">
            <text:p>71 300 <text:s text:c="2"/></text:p>
          </table:table-cell>
          <table:table-cell table:number-columns-repeated="1016"/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19200" calcext:value-type="float">
            <text:p>19 200 <text:s text:c="2"/></text:p>
          </table:table-cell>
          <table:table-cell table:number-columns-repeated="1016"/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8700" calcext:value-type="float">
            <text:p>8 700 <text:s text:c="2"/></text:p>
          </table:table-cell>
          <table:table-cell table:number-columns-repeated="1016"/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mpire de Russi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14600" calcext:value-type="float">
            <text:p>14 600 <text:s text:c="2"/></text:p>
          </table:table-cell>
          <table:table-cell table:number-columns-repeated="1016"/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Quinquina</text:p>
          </table:table-cell>
          <table:table-cell office:value-type="float" office:value="120200" calcext:value-type="float">
            <text:p>120 200 <text:s text:c="2"/></text:p>
          </table:table-cell>
          <table:table-cell table:number-columns-repeated="1016"/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Safran</text:p>
          </table:table-cell>
          <table:table-cell office:value-type="float" office:value="100" calcext:value-type="float">
            <text:p>100 <text:s text:c="2"/></text:p>
          </table:table-cell>
          <table:table-cell table:number-columns-repeated="1016"/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médicinales</text:p>
          </table:table-cell>
          <table:table-cell office:value-type="string" calcext:value-type="string">
            <text:p>Drogues médicinales réunies</text:p>
          </table:table-cell>
          <table:table-cell office:value-type="float" office:value="3500" calcext:value-type="float">
            <text:p>3 500 <text:s text:c="2"/></text:p>
          </table:table-cell>
          <table:table-cell table:number-columns-repeated="1016"/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Drogues diverses</text:p>
          </table:table-cell>
          <table:table-cell office:value-type="string" calcext:value-type="string">
            <text:p>Drogues diverses réunies</text:p>
          </table:table-cell>
          <table:table-cell office:value-type="float" office:value="22700" calcext:value-type="float">
            <text:p>22 700 <text:s text:c="2"/></text:p>
          </table:table-cell>
          <table:table-cell table:number-columns-repeated="1016"/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Orfévrerie</text:p>
          </table:table-cell>
          <table:table-cell office:value-type="float" office:value="6500" calcext:value-type="float">
            <text:p>6 500 <text:s text:c="2"/></text:p>
          </table:table-cell>
          <table:table-cell table:number-columns-repeated="1016"/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Matières d'or et d'argent</text:p>
          </table:table-cell>
          <table:table-cell office:value-type="string" calcext:value-type="string">
            <text:p>Monnaies au type étranger</text:p>
          </table:table-cell>
          <table:table-cell office:value-type="float" office:value="16800" calcext:value-type="float">
            <text:p>16 800 <text:s text:c="2"/></text:p>
          </table:table-cell>
          <table:table-cell table:number-columns-repeated="1016"/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VERGNE Isabelle</text:p>
          </table:table-cell>
          <table:table-cell table:style-name="ce5" office:value-type="float" office:value="1809" calcext:value-type="float">
            <text:p>1809</text:p>
          </table:table-cell>
          <table:table-cell table:style-name="ce9" office:value-type="string" calcext:value-type="string">
            <text:p>Exportations</text:p>
          </table:table-cell>
          <table:table-cell office:value-type="string" calcext:value-type="string">
            <text:p>Etats de Rome</text:p>
          </table:table-cell>
          <table:table-cell office:value-type="string" calcext:value-type="string">
            <text:p>Articles réunis</text:p>
          </table:table-cell>
          <table:table-cell office:value-type="string" calcext:value-type="string">
            <text:p>D'une valeur moindre de 2000 fr chacun</text:p>
          </table:table-cell>
          <table:table-cell office:value-type="float" office:value="25600" calcext:value-type="float">
            <text:p>25 600 <text:s text:c="2"/></text:p>
          </table:table-cell>
          <table:table-cell table:number-columns-repeated="1016"/>
        </table:table-row>
        <table:table-row table:style-name="ro2" table:number-rows-repeated="188">
          <table:table-cell table:number-columns-repeated="2"/>
          <table:table-cell table:style-name="ce5"/>
          <table:table-cell table:style-name="ce9"/>
          <table:table-cell table:number-columns-repeated="1020"/>
        </table:table-row>
        <table:table-row table:style-name="ro2" table:number-rows-repeated="584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57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1809'.B1:'1809'.I2065" table:display-filter-buttons="true">
          <table:filter>
            <table:filter-and>
              <table:filter-condition table:field-number="2" table:value="Exportation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">
      <style:text-properties fo:color="#ff0000"/>
      <number:number number:decimal-places="0" number:min-integer-digits="1" number:grouping="true"/>
      <number:text>   </number:text>
      <style:map style:condition="value()&gt;=0" style:apply-style-name="N118P0"/>
    </number:number-style>
    <number:number-style style:name="N119">
      <number:number number:decimal-places="0" number:min-integer-digits="1" number:grouping="true"/>
      <number:text>   </number:text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number number:decimal-places="0" number:min-integer-digits="1"/>
      <style:map style:condition="value()&gt;=0" style:apply-style-name="N120P0"/>
    </number:number-style>
    <number:number-style style:name="N121">
      <number:number number:decimal-places="0" number:min-integer-digits="1" number:grouping="true"/>
      <number:text> €</number:text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number number:decimal-places="0" number:min-integer-digits="1" number:grouping="true"/>
      <number:text> €</number:text>
      <style:map style:condition="value()&gt;=0" style:apply-style-name="N122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3:30:57.488448000</meta:creation-date>
    <dc:date>2015-02-05T13:31:13.141137000</dc:date>
    <meta:editing-duration>P0D</meta:editing-duration>
    <meta:editing-cycles>1</meta:editing-cycles>
    <meta:document-statistic meta:table-count="1" meta:cell-count="16521" meta:object-count="0"/>
    <meta:generator>LibreOffice/4.2.8.2$MacOSX_x86 LibreOffice_project/48d50dbfc06349262c9d50868e5c1f630a573ebd</meta:generator>
  </office:meta>
</office:document-meta>
</file>